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shapes>
          <draw:frame draw:z-index="0" draw:style-name="gr1" draw:text-style-name="P1" svg:width="15.999cm" svg:height="9.008cm" svg:x="28.247cm" svg:y="4.389cm">
            <draw:object draw:notify-on-update-of-ranges="'jfreechart-stats'.L2:'jfreechart-stats'.L2 'jfreechart-stats'.L3:'jfreechart-stats'.L3 'jfreechart-stats'.L3:'jfreechart-stats'.L3 'jfreechart-stats'.L4:'jfreechart-stats'.L4 'jfreechart-stats'.L5:'jfreechart-stats'.L5 'jfreechart-stats'.L6:'jfreechart-stats'.L6 'jfreechart-stats'.L6:'jfreechart-stats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581cm" svg:height="9.368cm" svg:x="38.788cm" svg:y="4.719cm">
            <draw:object draw:notify-on-update-of-ranges="'jfreechart-stats'.N2:'jfreechart-stats'.N2 'jfreechart-stats'.N3:'jfreechart-stats'.N3 'jfreechart-stats'.M3:'jfreechart-stats'.M3 'jfreechart-stats'.N4:'jfreechart-stats'.N4 'jfreechart-stats'.N5:'jfreechart-stats'.N5 'jfreechart-stats'.M5:'jfreechart-stats'.M5 'jfreechart-stats'.N6:'jfreechart-stats'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587cm" svg:height="9.004cm" svg:x="22.451cm" svg:y="14.503cm">
            <draw:object draw:notify-on-update-of-ranges="'jfreechart-stats'.P2:'jfreechart-stats'.P2 'jfreechart-stats'.P3:'jfreechart-stats'.P3 'jfreechart-stats'.P3:'jfreechart-stats'.P3 'jfreechart-stats'.P4:'jfreechart-stats'.P4 'jfreechart-stats'.P5:'jfreechart-stats'.P5 'jfreechart-stats'.P5:'jfreechart-stats'.P5 'jfreechart-stats'.P6:'jfreechart-stats'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table:style-name="Default"/>
          <table:table-cell office:value-type="string" calcext:value-type="string">
            <text:p><text:s/>NCLOC</text:p>
          </table:table-cell>
          <table:table-cell/>
          <table:table-cell office:value-type="string" calcext:value-type="string">
            <text:p><text:s/>DCP</text:p>
          </table:table-cell>
          <table:table-cell table:number-columns-repeated="4"/>
          <table:table-cell office:value-type="string" calcext:value-type="string">
            <text:p>NoCo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CLO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4" calcext:value-type="float">
            <text:p>4</text:p>
          </table:table-cell>
          <table:table-cell table:formula="of:=IF([.B2]&gt;[.J59])" office:value-type="boolean" office:boolean-value="false" calcext:value-type="boolean">
            <text:p>FALS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5.66" calcext:value-type="float">
            <text:p>65.66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B2:.B633])" office:value-type="float" office:value="2" calcext:value-type="float">
            <text:p>2</text:p>
          </table:table-cell>
          <table:table-cell table:formula="of:=[.K2]" office:value-type="float" office:value="2" calcext:value-type="float">
            <text:p>2</text:p>
          </table:table-cell>
          <table:table-cell table:formula="of:=MIN([.D2:.D633])" office:value-type="float" office:value="4" calcext:value-type="float">
            <text:p>4</text:p>
          </table:table-cell>
          <table:table-cell table:formula="of:=[.M2]" office:value-type="float" office:value="4" calcext:value-type="float">
            <text:p>4</text:p>
          </table:table-cell>
          <table:table-cell table:formula="of:=MIN([.F2:.F633])" office:value-type="float" office:value="25.24" calcext:value-type="float">
            <text:p>25.24</text:p>
          </table:table-cell>
          <table:table-cell table:formula="of:=[.O2]"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6" calcext:value-type="float">
            <text:p>6</text:p>
          </table:table-cell>
          <table:table-cell table:formula="of:=IF([.B3]&gt;[.J60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8.6" calcext:value-type="float">
            <text:p>58.6</text:p>
          </table:table-cell>
          <table:table-cell table:number-columns-repeated="3"/>
          <table:table-cell office:value-type="string" calcext:value-type="string">
            <text:p>lower</text:p>
          </table:table-cell>
          <table:table-cell table:formula="of:=QUARTILE([.B2:.B633];1)" office:value-type="float" office:value="3" calcext:value-type="float">
            <text:p>3</text:p>
          </table:table-cell>
          <table:table-cell table:formula="of:=[.K3]-[.K2]" office:value-type="float" office:value="1" calcext:value-type="float">
            <text:p>1</text:p>
          </table:table-cell>
          <table:table-cell table:formula="of:=QUARTILE([.D2:.D633];1)" office:value-type="float" office:value="12" calcext:value-type="float">
            <text:p>12</text:p>
          </table:table-cell>
          <table:table-cell table:formula="of:=[.M3]-[.M2]" office:value-type="float" office:value="8" calcext:value-type="float">
            <text:p>8</text:p>
          </table:table-cell>
          <table:table-cell table:formula="of:=QUARTILE([.F2:.F633];1)" office:value-type="float" office:value="49.27" calcext:value-type="float">
            <text:p>49.27</text:p>
          </table:table-cell>
          <table:table-cell table:formula="of:=[.O3]-[.O2]" office:value-type="float" office:value="24.03" calcext:value-type="float">
            <text:p>24.03</text:p>
          </table:table-cell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5" calcext:value-type="float">
            <text:p>5</text:p>
          </table:table-cell>
          <table:table-cell table:formula="of:=IF([.B4]&gt;[.J61]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72" calcext:value-type="float">
            <text:p>87.72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B2:.B633])" office:value-type="float" office:value="5" calcext:value-type="float">
            <text:p>5</text:p>
          </table:table-cell>
          <table:table-cell table:formula="of:=[.K4]-[.K3]" office:value-type="float" office:value="2" calcext:value-type="float">
            <text:p>2</text:p>
          </table:table-cell>
          <table:table-cell table:formula="of:=MEDIAN([.D2:.D633])" office:value-type="float" office:value="71.5" calcext:value-type="float">
            <text:p>71.5</text:p>
          </table:table-cell>
          <table:table-cell table:formula="of:=[.M4]-[.M3]" office:value-type="float" office:value="59.5" calcext:value-type="float">
            <text:p>59.5</text:p>
          </table:table-cell>
          <table:table-cell table:formula="of:=MEDIAN([.F2:.F633])" office:value-type="float" office:value="59.21" calcext:value-type="float">
            <text:p>59.21</text:p>
          </table:table-cell>
          <table:table-cell table:formula="of:=[.O4]-[.O3]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4" calcext:value-type="float">
            <text:p>4</text:p>
          </table:table-cell>
          <table:table-cell table:formula="of:=IF([.B5]&gt;[.J6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3"/>
          <table:table-cell office:value-type="string" calcext:value-type="string">
            <text:p>upper</text:p>
          </table:table-cell>
          <table:table-cell table:formula="of:=QUARTILE([.B2:.B633];3)" office:value-type="float" office:value="9" calcext:value-type="float">
            <text:p>9</text:p>
          </table:table-cell>
          <table:table-cell table:formula="of:=[.K5]-[.K4]" office:value-type="float" office:value="4" calcext:value-type="float">
            <text:p>4</text:p>
          </table:table-cell>
          <table:table-cell table:formula="of:=QUARTILE([.D2:.D633];3)" office:value-type="float" office:value="180" calcext:value-type="float">
            <text:p>180</text:p>
          </table:table-cell>
          <table:table-cell table:formula="of:=[.M5]-[.M4]" office:value-type="float" office:value="108.5" calcext:value-type="float">
            <text:p>108.5</text:p>
          </table:table-cell>
          <table:table-cell table:formula="of:=QUARTILE([.F2:.F633];3)" office:value-type="float" office:value="82.31" calcext:value-type="float">
            <text:p>82.31</text:p>
          </table:table-cell>
          <table:table-cell table:formula="of:=[.O5]-[.O4]"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12" calcext:value-type="float">
            <text:p>12</text:p>
          </table:table-cell>
          <table:table-cell table:formula="of:=IF([.B6]&gt;[.J63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9.23" calcext:value-type="float">
            <text:p>49.2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B2:.B633])" office:value-type="float" office:value="32" calcext:value-type="float">
            <text:p>32</text:p>
          </table:table-cell>
          <table:table-cell table:formula="of:=[.K6]-[.K5]" office:value-type="float" office:value="23" calcext:value-type="float">
            <text:p>23</text:p>
          </table:table-cell>
          <table:table-cell table:formula="of:=MAX([.D2:.D633])" office:value-type="float" office:value="2732" calcext:value-type="float">
            <text:p>2732</text:p>
          </table:table-cell>
          <table:table-cell table:formula="of:=[.M6]-[.M5]" office:value-type="float" office:value="2552" calcext:value-type="float">
            <text:p>2552</text:p>
          </table:table-cell>
          <table:table-cell table:formula="of:=MAX([.F2:.F633])" office:value-type="float" office:value="93.44" calcext:value-type="float">
            <text:p>93.44</text:p>
          </table:table-cell>
          <table:table-cell table:formula="of:=[.O6]-[.O5]" office:value-type="float" office:value="11.13" calcext:value-type="float">
            <text:p>11.13</text:p>
          </table:table-cell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12" calcext:value-type="float">
            <text:p>12</text:p>
          </table:table-cell>
          <table:table-cell table:formula="of:=IF([.B7]&gt;[.J64])" office:value-type="boolean" office:boolean-value="true" calcext:value-type="boolean">
            <text:p>TRU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0.42" calcext:value-type="float">
            <text:p>50.42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B2:.B633])" office:value-type="float" office:value="6.74208860759494" calcext:value-type="float">
            <text:p>6.74208860759494</text:p>
          </table:table-cell>
          <table:table-cell/>
          <table:table-cell table:formula="of:=AVERAGE([.D2:.D633])" office:value-type="float" office:value="145.039556962025" calcext:value-type="float">
            <text:p>145.039556962025</text:p>
          </table:table-cell>
          <table:table-cell/>
          <table:table-cell table:formula="of:=AVERAGE([.F2:.F633])" office:value-type="float" office:value="63.4713607594937" calcext:value-type="float">
            <text:p>63.4713607594937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8" calcext:value-type="float">
            <text:p>8</text:p>
          </table:table-cell>
          <table:table-cell table:formula="of:=IF([.B8]&gt;[.J65]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B2:.B633])" office:value-type="float" office:value="4.76333068809182" calcext:value-type="float">
            <text:p>4.76333068809182</text:p>
          </table:table-cell>
          <table:table-cell/>
          <table:table-cell table:formula="of:=STDEV([.D2:.D633])" office:value-type="float" office:value="240.289089001781" calcext:value-type="float">
            <text:p>240.289089001781</text:p>
          </table:table-cell>
          <table:table-cell/>
          <table:table-cell table:formula="of:=STDEV([.F2:.F633])" office:value-type="float" office:value="17.8717476635033" calcext:value-type="float">
            <text:p>17.8717476635033</text:p>
          </table:table-cell>
          <table:table-cell/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11" calcext:value-type="float">
            <text:p>11</text:p>
          </table:table-cell>
          <table:table-cell table:formula="of:=IF([.B9]&gt;[.J66])"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6.37" calcext:value-type="float">
            <text:p>56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4" calcext:value-type="float">
            <text:p>4</text:p>
          </table:table-cell>
          <table:table-cell table:formula="of:=IF([.B10]&gt;[.J67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81" calcext:value-type="float">
            <text:p>8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5" calcext:value-type="float">
            <text:p>5</text:p>
          </table:table-cell>
          <table:table-cell table:formula="of:=IF([.B11]&gt;[.J6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06" calcext:value-type="float">
            <text:p>89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10" calcext:value-type="float">
            <text:p>10</text:p>
          </table:table-cell>
          <table:table-cell table:formula="of:=IF([.B12]&gt;[.J69]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8.54" calcext:value-type="float">
            <text:p>48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10" calcext:value-type="float">
            <text:p>10</text:p>
          </table:table-cell>
          <table:table-cell table:formula="of:=IF([.B13]&gt;[.J70])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2.54" calcext:value-type="float">
            <text:p>52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12" calcext:value-type="float">
            <text:p>12</text:p>
          </table:table-cell>
          <table:table-cell table:formula="of:=IF([.B14]&gt;[.J71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7.04" calcext:value-type="float">
            <text:p>47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12" calcext:value-type="float">
            <text:p>12</text:p>
          </table:table-cell>
          <table:table-cell table:formula="of:=IF([.B15]&gt;[.J72])" office:value-type="boolean" office:boolean-value="true" calcext:value-type="boolean">
            <text:p>TRU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0.74" calcext:value-type="float">
            <text:p>5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13" calcext:value-type="float">
            <text:p>13</text:p>
          </table:table-cell>
          <table:table-cell table:formula="of:=IF([.B16]&gt;[.J73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5.62" calcext:value-type="float">
            <text:p>4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12" calcext:value-type="float">
            <text:p>12</text:p>
          </table:table-cell>
          <table:table-cell table:formula="of:=IF([.B17]&gt;[.J74])" office:value-type="boolean" office:boolean-value="true" calcext:value-type="boolean">
            <text:p>TRU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48.99" calcext:value-type="float">
            <text:p>4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13" calcext:value-type="float">
            <text:p>13</text:p>
          </table:table-cell>
          <table:table-cell table:formula="of:=IF([.B18]&gt;[.J75])" office:value-type="boolean" office:boolean-value="true" calcext:value-type="boolean">
            <text:p>TRU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46.73" calcext:value-type="float">
            <text:p>46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11" calcext:value-type="float">
            <text:p>11</text:p>
          </table:table-cell>
          <table:table-cell table:formula="of:=IF([.B19]&gt;[.J76])"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4.12" calcext:value-type="float">
            <text:p>44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14" calcext:value-type="float">
            <text:p>14</text:p>
          </table:table-cell>
          <table:table-cell table:formula="of:=IF([.B20]&gt;[.J77])" office:value-type="boolean" office:boolean-value="true" calcext:value-type="boolean">
            <text:p>TRU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51.63" calcext:value-type="float">
            <text:p>51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15" calcext:value-type="float">
            <text:p>15</text:p>
          </table:table-cell>
          <table:table-cell table:formula="of:=IF([.B21]&gt;[.J78])" office:value-type="boolean" office:boolean-value="true" calcext:value-type="boolean">
            <text:p>TRU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40.95" calcext:value-type="float">
            <text:p>4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table:formula="of:=IF([.B22]&gt;[.J7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table:formula="of:=IF([.B23]&gt;[.J8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.49" calcext:value-type="float">
            <text:p>86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table:formula="of:=IF([.B24]&gt;[.J8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table:formula="of:=IF([.B25]&gt;[.J8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table:formula="of:=IF([.B26]&gt;[.J83])" office:value-type="boolean" office:boolean-value="true" calcext:value-type="boolean">
            <text:p>TRU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3" calcext:value-type="float">
            <text:p>3</text:p>
          </table:table-cell>
          <table:table-cell table:formula="of:=IF([.B27]&gt;[.J84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table:formula="of:=IF([.B28]&gt;[.J85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0.75" calcext:value-type="float">
            <text:p>60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5" calcext:value-type="float">
            <text:p>5</text:p>
          </table:table-cell>
          <table:table-cell table:formula="of:=IF([.B29]&gt;[.J86])" office:value-type="boolean" office:boolean-value="true" calcext:value-type="boolean">
            <text:p>TRU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49.28" calcext:value-type="float">
            <text:p>49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table:formula="of:=IF([.B30]&gt;[.J8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.09" calcext:value-type="float">
            <text:p>82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table:formula="of:=IF([.B31]&gt;[.J8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table:formula="of:=IF([.B32]&gt;[.J8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table:formula="of:=IF([.B33]&gt;[.J9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64" calcext:value-type="float">
            <text:p>8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table:formula="of:=IF([.B34]&gt;[.J9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3" calcext:value-type="float">
            <text:p>3</text:p>
          </table:table-cell>
          <table:table-cell table:formula="of:=IF([.B35]&gt;[.J9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15" calcext:value-type="float">
            <text:p>15</text:p>
          </table:table-cell>
          <table:table-cell table:formula="of:=IF([.B36]&gt;[.J93])" office:value-type="boolean" office:boolean-value="true" calcext:value-type="boolean">
            <text:p>TRUE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48.63" calcext:value-type="float">
            <text:p>4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8" calcext:value-type="float">
            <text:p>8</text:p>
          </table:table-cell>
          <table:table-cell table:formula="of:=IF([.B37]&gt;[.J94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1.42" calcext:value-type="float">
            <text:p>61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5" calcext:value-type="float">
            <text:p>5</text:p>
          </table:table-cell>
          <table:table-cell table:formula="of:=IF([.B38]&gt;[.J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9" calcext:value-type="float">
            <text:p>9</text:p>
          </table:table-cell>
          <table:table-cell table:formula="of:=IF([.B39]&gt;[.J96])"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7.9" calcext:value-type="float">
            <text:p>67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7" calcext:value-type="float">
            <text:p>7</text:p>
          </table:table-cell>
          <table:table-cell table:formula="of:=IF([.B40]&gt;[.J97])" office:value-type="boolean" office:boolean-value="true" calcext:value-type="boolean">
            <text:p>TRU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4.74" calcext:value-type="float">
            <text:p>44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7" calcext:value-type="float">
            <text:p>7</text:p>
          </table:table-cell>
          <table:table-cell table:formula="of:=IF([.B41]&gt;[.J98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.29" calcext:value-type="float">
            <text:p>62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office:value-type="float" office:value="6" calcext:value-type="float">
            <text:p>6</text:p>
          </table:table-cell>
          <table:table-cell table:formula="of:=IF([.B42]&gt;[.J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16" calcext:value-type="float">
            <text:p>16</text:p>
          </table:table-cell>
          <table:table-cell table:formula="of:=IF([.B43]&gt;[.J100])" office:value-type="boolean" office:boolean-value="true" calcext:value-type="boolean">
            <text:p>TRUE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3.98" calcext:value-type="float">
            <text:p>43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8" calcext:value-type="float">
            <text:p>8</text:p>
          </table:table-cell>
          <table:table-cell table:formula="of:=IF([.B44]&gt;[.J101])" office:value-type="boolean" office:boolean-value="true" calcext:value-type="boolean">
            <text:p>TRU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6.77" calcext:value-type="float">
            <text:p>56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8" calcext:value-type="float">
            <text:p>8</text:p>
          </table:table-cell>
          <table:table-cell table:formula="of:=IF([.B45]&gt;[.J102])" office:value-type="boolean" office:boolean-value="true" calcext:value-type="boolean">
            <text:p>TRU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40.71" calcext:value-type="float">
            <text:p>40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7" calcext:value-type="float">
            <text:p>7</text:p>
          </table:table-cell>
          <table:table-cell table:formula="of:=IF([.B46]&gt;[.J1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6" calcext:value-type="float">
            <text:p>6</text:p>
          </table:table-cell>
          <table:table-cell table:formula="of:=IF([.B47]&gt;[.J104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8.33" calcext:value-type="float">
            <text:p>5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5" calcext:value-type="float">
            <text:p>5</text:p>
          </table:table-cell>
          <table:table-cell table:formula="of:=IF([.B48]&gt;[.J105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.71" calcext:value-type="float">
            <text:p>65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11" calcext:value-type="float">
            <text:p>11</text:p>
          </table:table-cell>
          <table:table-cell table:formula="of:=IF([.B49]&gt;[.J106])" office:value-type="boolean" office:boolean-value="true" calcext:value-type="boolean">
            <text:p>TRUE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37.69" calcext:value-type="float">
            <text:p>3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17" calcext:value-type="float">
            <text:p>17</text:p>
          </table:table-cell>
          <table:table-cell table:formula="of:=IF([.B50]&gt;[.J107])" office:value-type="boolean" office:boolean-value="true" calcext:value-type="boolean">
            <text:p>TRUE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36.35" calcext:value-type="float">
            <text:p>36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8" calcext:value-type="float">
            <text:p>8</text:p>
          </table:table-cell>
          <table:table-cell table:formula="of:=IF([.B51]&gt;[.J108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5" calcext:value-type="float">
            <text:p>5</text:p>
          </table:table-cell>
          <table:table-cell table:formula="of:=IF([.B52]&gt;[.J1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9" calcext:value-type="float">
            <text:p>9</text:p>
          </table:table-cell>
          <table:table-cell table:formula="of:=IF([.B53]&gt;[.J110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5.84" calcext:value-type="float">
            <text:p>55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4" calcext:value-type="float">
            <text:p>4</text:p>
          </table:table-cell>
          <table:table-cell table:formula="of:=IF([.B54]&gt;[.J111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5.68" calcext:value-type="float">
            <text:p>75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8" calcext:value-type="float">
            <text:p>8</text:p>
          </table:table-cell>
          <table:table-cell table:formula="of:=IF([.B55]&gt;[.J112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3.91" calcext:value-type="float">
            <text:p>53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7" calcext:value-type="float">
            <text:p>7</text:p>
          </table:table-cell>
          <table:table-cell table:formula="of:=IF([.B56]&gt;[.J113])" office:value-type="boolean" office:boolean-value="true" calcext:value-type="boolean">
            <text:p>TRUE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41.01" calcext:value-type="float">
            <text:p>41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12" calcext:value-type="float">
            <text:p>12</text:p>
          </table:table-cell>
          <table:table-cell table:formula="of:=IF([.B57]&gt;[.J114])" office:value-type="boolean" office:boolean-value="true" calcext:value-type="boolean">
            <text:p>TRUE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41.45" calcext:value-type="float">
            <text:p>41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4" calcext:value-type="float">
            <text:p>4</text:p>
          </table:table-cell>
          <table:table-cell table:formula="of:=IF([.B58]&gt;[.J115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.56" calcext:value-type="float">
            <text:p>80.56</text:p>
          </table:table-cell>
          <table:table-cell table:number-columns-repeated="3"/>
          <table:table-cell office:value-type="string" calcext:value-type="string">
            <text:p>NO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9" calcext:value-type="float">
            <text:p>9</text:p>
          </table:table-cell>
          <table:table-cell table:formula="of:=IF([.B59]&gt;[.J116])" office:value-type="boolean" office:boolean-value="true" calcext:value-type="boolean">
            <text:p>TRU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45.04" calcext:value-type="float">
            <text:p>45.04</text:p>
          </table:table-cell>
          <table:table-cell table:number-columns-repeated="2"/>
          <table:table-cell office:value-type="string" calcext:value-type="string">
            <text:p>mediane</text:p>
          </table:table-cell>
          <table:table-cell table:formula="of:=MEDIAN([.B2:.B633])" office:value-type="float" office:value="5" calcext:value-type="float">
            <text:p>5</text:p>
          </table:table-cell>
          <table:table-cell table:style-name="ce1" table:formula="of:=IF([.J59]&gt;=[.J5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6" calcext:value-type="float">
            <text:p>6</text:p>
          </table:table-cell>
          <table:table-cell table:formula="of:=IF([.B60]&gt;[.J11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5.98" calcext:value-type="float">
            <text:p>45.98</text:p>
          </table:table-cell>
          <table:table-cell table:number-columns-repeated="2"/>
          <table:table-cell office:value-type="string" calcext:value-type="string">
            <text:p>Quartile superieur</text:p>
          </table:table-cell>
          <table:table-cell table:formula="of:=MEDIAN(IF([.B2:.B633] &gt; [.J59]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5" calcext:value-type="float">
            <text:p>5</text:p>
          </table:table-cell>
          <table:table-cell table:formula="of:=IF([.B61]&gt;[.J118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39" calcext:value-type="float">
            <text:p>57.39</text:p>
          </table:table-cell>
          <table:table-cell table:number-columns-repeated="2"/>
          <table:table-cell office:value-type="string" calcext:value-type="string">
            <text:p>quartile inferieur</text:p>
          </table:table-cell>
          <table:table-cell table:formula="of:=MEDIAN(IF([.B2:.B633] &gt; [.J59];&quot;False&quot;;[.B2:.B63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10" calcext:value-type="float">
            <text:p>10</text:p>
          </table:table-cell>
          <table:table-cell table:formula="of:=IF([.B62]&gt;[.J119])" office:value-type="boolean" office:boolean-value="true" calcext:value-type="boolean">
            <text:p>TRUE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41.7" calcext:value-type="float">
            <text:p>41.7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6" calcext:value-type="float">
            <text:p>6</text:p>
          </table:table-cell>
          <table:table-cell table:formula="of:=IF([.B63]&gt;[.J120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7.38" calcext:value-type="float">
            <text:p>77.38</text:p>
          </table:table-cell>
          <table:table-cell table:number-columns-repeated="2"/>
          <table:table-cell office:value-type="string" calcext:value-type="string">
            <text:p>limite sup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6" calcext:value-type="float">
            <text:p>6</text:p>
          </table:table-cell>
          <table:table-cell table:formula="of:=IF([.B64]&gt;[.J121])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.43" calcext:value-type="float">
            <text:p>60.43</text:p>
          </table:table-cell>
          <table:table-cell table:number-columns-repeated="2"/>
          <table:table-cell office:value-type="string" calcext:value-type="string">
            <text:p>limite inferie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6" calcext:value-type="float">
            <text:p>6</text:p>
          </table:table-cell>
          <table:table-cell table:formula="of:=IF([.B65]&gt;[.J122])" office:value-type="boolean" office:boolean-value="true" calcext:value-type="boolean">
            <text:p>TRU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.64" calcext:value-type="float">
            <text:p>2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14" calcext:value-type="float">
            <text:p>14</text:p>
          </table:table-cell>
          <table:table-cell table:formula="of:=IF([.B66]&gt;[.J123])" office:value-type="boolean" office:boolean-value="true" calcext:value-type="boolean">
            <text:p>TRUE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8.98" calcext:value-type="float">
            <text:p>38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9" calcext:value-type="float">
            <text:p>9</text:p>
          </table:table-cell>
          <table:table-cell table:formula="of:=IF([.B67]&gt;[.J124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0.63" calcext:value-type="float">
            <text:p>5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5" calcext:value-type="float">
            <text:p>5</text:p>
          </table:table-cell>
          <table:table-cell table:formula="of:=IF([.B68]&gt;[.J125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.24" calcext:value-type="float">
            <text:p>54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3" calcext:value-type="float">
            <text:p>3</text:p>
          </table:table-cell>
          <table:table-cell table:formula="of:=IF([.B69]&gt;[.J126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7.23" calcext:value-type="float">
            <text:p>6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11" calcext:value-type="float">
            <text:p>11</text:p>
          </table:table-cell>
          <table:table-cell table:formula="of:=IF([.B70]&gt;[.J127])" office:value-type="boolean" office:boolean-value="true" calcext:value-type="boolean">
            <text:p>TRU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.31" calcext:value-type="float">
            <text:p>41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11" calcext:value-type="float">
            <text:p>11</text:p>
          </table:table-cell>
          <table:table-cell table:formula="of:=IF([.B71]&gt;[.J128])" office:value-type="boolean" office:boolean-value="true" calcext:value-type="boolean">
            <text:p>TRU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37.89" calcext:value-type="float">
            <text:p>37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7" calcext:value-type="float">
            <text:p>7</text:p>
          </table:table-cell>
          <table:table-cell table:formula="of:=IF([.B72]&gt;[.J12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8.6" calcext:value-type="float">
            <text:p>58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4" calcext:value-type="float">
            <text:p>4</text:p>
          </table:table-cell>
          <table:table-cell table:formula="of:=IF([.B73]&gt;[.J1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4" calcext:value-type="float">
            <text:p>4</text:p>
          </table:table-cell>
          <table:table-cell table:formula="of:=IF([.B74]&gt;[.J131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1.68" calcext:value-type="float">
            <text:p>61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table:formula="of:=IF([.B75]&gt;[.J132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.08" calcext:value-type="float">
            <text:p>6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4" calcext:value-type="float">
            <text:p>4</text:p>
          </table:table-cell>
          <table:table-cell table:formula="of:=IF([.B76]&gt;[.J13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4" calcext:value-type="float">
            <text:p>4</text:p>
          </table:table-cell>
          <table:table-cell table:formula="of:=IF([.B77]&gt;[.J134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73" calcext:value-type="float">
            <text:p>91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14" calcext:value-type="float">
            <text:p>14</text:p>
          </table:table-cell>
          <table:table-cell table:formula="of:=IF([.B78]&gt;[.J135])" office:value-type="boolean" office:boolean-value="true" calcext:value-type="boolean">
            <text:p>TRUE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49.64" calcext:value-type="float">
            <text:p>49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6" calcext:value-type="float">
            <text:p>6</text:p>
          </table:table-cell>
          <table:table-cell table:formula="of:=IF([.B79]&gt;[.J13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85" calcext:value-type="float">
            <text:p>65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13" calcext:value-type="float">
            <text:p>13</text:p>
          </table:table-cell>
          <table:table-cell table:formula="of:=IF([.B80]&gt;[.J137])" office:value-type="boolean" office:boolean-value="true" calcext:value-type="boolean">
            <text:p>TRU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55.73" calcext:value-type="float">
            <text:p>55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5" calcext:value-type="float">
            <text:p>5</text:p>
          </table:table-cell>
          <table:table-cell table:formula="of:=IF([.B81]&gt;[.J13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6" calcext:value-type="float">
            <text:p>6</text:p>
          </table:table-cell>
          <table:table-cell table:formula="of:=IF([.B82]&gt;[.J139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.13" calcext:value-type="float">
            <text:p>87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9" calcext:value-type="float">
            <text:p>9</text:p>
          </table:table-cell>
          <table:table-cell table:formula="of:=IF([.B83]&gt;[.J140])" office:value-type="boolean" office:boolean-value="true" calcext:value-type="boolean">
            <text:p>TRU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2.8" calcext:value-type="float">
            <text:p>5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10" calcext:value-type="float">
            <text:p>10</text:p>
          </table:table-cell>
          <table:table-cell table:formula="of:=IF([.B84]&gt;[.J141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.39" calcext:value-type="float">
            <text:p>5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7" calcext:value-type="float">
            <text:p>7</text:p>
          </table:table-cell>
          <table:table-cell table:formula="of:=IF([.B85]&gt;[.J142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table:formula="of:=IF([.B86]&gt;[.J1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table:formula="of:=IF([.B87]&gt;[.J144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9.17" calcext:value-type="float">
            <text:p>79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6" calcext:value-type="float">
            <text:p>6</text:p>
          </table:table-cell>
          <table:table-cell table:formula="of:=IF([.B88]&gt;[.J145])" office:value-type="boolean" office:boolean-value="true" calcext:value-type="boolean">
            <text:p>TRU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5.24" calcext:value-type="float">
            <text:p>25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5" calcext:value-type="float">
            <text:p>5</text:p>
          </table:table-cell>
          <table:table-cell table:formula="of:=IF([.B89]&gt;[.J146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.33" calcext:value-type="float">
            <text:p>5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7" calcext:value-type="float">
            <text:p>7</text:p>
          </table:table-cell>
          <table:table-cell table:formula="of:=IF([.B90]&gt;[.J14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8.86" calcext:value-type="float">
            <text:p>58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6" calcext:value-type="float">
            <text:p>6</text:p>
          </table:table-cell>
          <table:table-cell table:formula="of:=IF([.B91]&gt;[.J148])" office:value-type="boolean" office:boolean-value="true" calcext:value-type="boolean">
            <text:p>TRU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1.57" calcext:value-type="float">
            <text:p>41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5" calcext:value-type="float">
            <text:p>5</text:p>
          </table:table-cell>
          <table:table-cell table:formula="of:=IF([.B92]&gt;[.J149])"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0.27" calcext:value-type="float">
            <text:p>7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3" calcext:value-type="float">
            <text:p>3</text:p>
          </table:table-cell>
          <table:table-cell table:formula="of:=IF([.B93]&gt;[.J15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3" calcext:value-type="float">
            <text:p>3</text:p>
          </table:table-cell>
          <table:table-cell table:formula="of:=IF([.B94]&gt;[.J15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7" calcext:value-type="float">
            <text:p>7</text:p>
          </table:table-cell>
          <table:table-cell table:formula="of:=IF([.B95]&gt;[.J152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3.07" calcext:value-type="float">
            <text:p>43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7" calcext:value-type="float">
            <text:p>7</text:p>
          </table:table-cell>
          <table:table-cell table:formula="of:=IF([.B96]&gt;[.J153])" office:value-type="boolean" office:boolean-value="true" calcext:value-type="boolean">
            <text:p>TRU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0.69" calcext:value-type="float">
            <text:p>40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14" calcext:value-type="float">
            <text:p>14</text:p>
          </table:table-cell>
          <table:table-cell table:formula="of:=IF([.B97]&gt;[.J154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3.26" calcext:value-type="float">
            <text:p>53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5" calcext:value-type="float">
            <text:p>5</text:p>
          </table:table-cell>
          <table:table-cell table:formula="of:=IF([.B98]&gt;[.J15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11" calcext:value-type="float">
            <text:p>11</text:p>
          </table:table-cell>
          <table:table-cell table:formula="of:=IF([.B99]&gt;[.J156])" office:value-type="boolean" office:boolean-value="true" calcext:value-type="boolean">
            <text:p>TRU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4.86" calcext:value-type="float">
            <text:p>44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7" calcext:value-type="float">
            <text:p>7</text:p>
          </table:table-cell>
          <table:table-cell table:formula="of:=IF([.B100]&gt;[.J157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44" calcext:value-type="float">
            <text:p>5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2" calcext:value-type="float">
            <text:p>2</text:p>
          </table:table-cell>
          <table:table-cell table:formula="of:=IF([.B101]&gt;[.J15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0.4" calcext:value-type="float">
            <text:p>6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table:formula="of:=IF([.B102]&gt;[.J15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02" calcext:value-type="float">
            <text:p>5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2" calcext:value-type="float">
            <text:p>2</text:p>
          </table:table-cell>
          <table:table-cell table:formula="of:=IF([.B103]&gt;[.J16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2" calcext:value-type="float">
            <text:p>2</text:p>
          </table:table-cell>
          <table:table-cell table:formula="of:=IF([.B104]&gt;[.J16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22" calcext:value-type="float">
            <text:p>22</text:p>
          </table:table-cell>
          <table:table-cell table:formula="of:=IF([.B105]&gt;[.J162])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6.52" calcext:value-type="float">
            <text:p>46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4" calcext:value-type="float">
            <text:p>4</text:p>
          </table:table-cell>
          <table:table-cell table:formula="of:=IF([.B106]&gt;[.J163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2" calcext:value-type="float">
            <text:p>73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7" calcext:value-type="float">
            <text:p>7</text:p>
          </table:table-cell>
          <table:table-cell table:formula="of:=IF([.B107]&gt;[.J16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8.01" calcext:value-type="float">
            <text:p>58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5" calcext:value-type="float">
            <text:p>5</text:p>
          </table:table-cell>
          <table:table-cell table:formula="of:=IF([.B108]&gt;[.J1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16" calcext:value-type="float">
            <text:p>92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7" calcext:value-type="float">
            <text:p>7</text:p>
          </table:table-cell>
          <table:table-cell table:formula="of:=IF([.B109]&gt;[.J166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.84" calcext:value-type="float">
            <text:p>55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10" calcext:value-type="float">
            <text:p>10</text:p>
          </table:table-cell>
          <table:table-cell table:formula="of:=IF([.B110]&gt;[.J167])" office:value-type="boolean" office:boolean-value="true" calcext:value-type="boolean">
            <text:p>TRU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62.7" calcext:value-type="float">
            <text:p>6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5" calcext:value-type="float">
            <text:p>5</text:p>
          </table:table-cell>
          <table:table-cell table:formula="of:=IF([.B111]&gt;[.J168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.92" calcext:value-type="float">
            <text:p>76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8" calcext:value-type="float">
            <text:p>8</text:p>
          </table:table-cell>
          <table:table-cell table:formula="of:=IF([.B112]&gt;[.J169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8.53" calcext:value-type="float">
            <text:p>58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6" calcext:value-type="float">
            <text:p>6</text:p>
          </table:table-cell>
          <table:table-cell table:formula="of:=IF([.B113]&gt;[.J170])" office:value-type="boolean" office:boolean-value="true" calcext:value-type="boolean">
            <text:p>TRU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6.79" calcext:value-type="float">
            <text:p>56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2" calcext:value-type="float">
            <text:p>2</text:p>
          </table:table-cell>
          <table:table-cell table:formula="of:=IF([.B114]&gt;[.J1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05" calcext:value-type="float">
            <text:p>86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2" calcext:value-type="float">
            <text:p>2</text:p>
          </table:table-cell>
          <table:table-cell table:formula="of:=IF([.B115]&gt;[.J172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0.22" calcext:value-type="float">
            <text:p>70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table:formula="of:=IF([.B116]&gt;[.J173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4" calcext:value-type="float">
            <text:p>4</text:p>
          </table:table-cell>
          <table:table-cell table:formula="of:=IF([.B117]&gt;[.J174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3.64" calcext:value-type="float">
            <text:p>6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table:formula="of:=IF([.B118]&gt;[.J1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5" calcext:value-type="float">
            <text:p>5</text:p>
          </table:table-cell>
          <table:table-cell table:formula="of:=IF([.B119]&gt;[.J17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2.18" calcext:value-type="float">
            <text:p>62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4" calcext:value-type="float">
            <text:p>4</text:p>
          </table:table-cell>
          <table:table-cell table:formula="of:=IF([.B120]&gt;[.J177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10" calcext:value-type="float">
            <text:p>10</text:p>
          </table:table-cell>
          <table:table-cell table:formula="of:=IF([.B121]&gt;[.J17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64" calcext:value-type="float">
            <text:p>58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11" calcext:value-type="float">
            <text:p>11</text:p>
          </table:table-cell>
          <table:table-cell table:formula="of:=IF([.B122]&gt;[.J179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.86" calcext:value-type="float">
            <text:p>62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8" calcext:value-type="float">
            <text:p>8</text:p>
          </table:table-cell>
          <table:table-cell table:formula="of:=IF([.B123]&gt;[.J180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1.54" calcext:value-type="float">
            <text:p>6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9" calcext:value-type="float">
            <text:p>9</text:p>
          </table:table-cell>
          <table:table-cell table:formula="of:=IF([.B124]&gt;[.J18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1.21" calcext:value-type="float">
            <text:p>51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5" calcext:value-type="float">
            <text:p>5</text:p>
          </table:table-cell>
          <table:table-cell table:formula="of:=IF([.B125]&gt;[.J18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6.32" calcext:value-type="float">
            <text:p>8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2" calcext:value-type="float">
            <text:p>2</text:p>
          </table:table-cell>
          <table:table-cell table:formula="of:=IF([.B126]&gt;[.J183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.46" calcext:value-type="float">
            <text:p>63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10" calcext:value-type="float">
            <text:p>10</text:p>
          </table:table-cell>
          <table:table-cell table:formula="of:=IF([.B127]&gt;[.J18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7" calcext:value-type="float">
            <text:p>7</text:p>
          </table:table-cell>
          <table:table-cell table:formula="of:=IF([.B128]&gt;[.J18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64" calcext:value-type="float">
            <text:p>6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2" calcext:value-type="float">
            <text:p>2</text:p>
          </table:table-cell>
          <table:table-cell table:formula="of:=IF([.B129]&gt;[.J186])"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.86" calcext:value-type="float">
            <text:p>73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7" calcext:value-type="float">
            <text:p>7</text:p>
          </table:table-cell>
          <table:table-cell table:formula="of:=IF([.B130]&gt;[.J187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.61" calcext:value-type="float">
            <text:p>61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10" calcext:value-type="float">
            <text:p>10</text:p>
          </table:table-cell>
          <table:table-cell table:formula="of:=IF([.B131]&gt;[.J188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8" calcext:value-type="float">
            <text:p>8</text:p>
          </table:table-cell>
          <table:table-cell table:formula="of:=IF([.B132]&gt;[.J189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.74" calcext:value-type="float">
            <text:p>54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table:formula="of:=IF([.B133]&gt;[.J190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46" calcext:value-type="float">
            <text:p>82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10" calcext:value-type="float">
            <text:p>10</text:p>
          </table:table-cell>
          <table:table-cell table:formula="of:=IF([.B134]&gt;[.J191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8.42" calcext:value-type="float">
            <text:p>5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table:formula="of:=IF([.B135]&gt;[.J192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5.35" calcext:value-type="float">
            <text:p>65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table:formula="of:=IF([.B136]&gt;[.J193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7" calcext:value-type="float">
            <text:p>7</text:p>
          </table:table-cell>
          <table:table-cell table:formula="of:=IF([.B137]&gt;[.J194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8.79" calcext:value-type="float">
            <text:p>7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5" calcext:value-type="float">
            <text:p>5</text:p>
          </table:table-cell>
          <table:table-cell table:formula="of:=IF([.B138]&gt;[.J1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table:formula="of:=IF([.B139]&gt;[.J19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4" calcext:value-type="float">
            <text:p>4</text:p>
          </table:table-cell>
          <table:table-cell table:formula="of:=IF([.B140]&gt;[.J19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4" calcext:value-type="float">
            <text:p>4</text:p>
          </table:table-cell>
          <table:table-cell table:formula="of:=IF([.B141]&gt;[.J198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43" calcext:value-type="float">
            <text:p>70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office:value-type="float" office:value="6" calcext:value-type="float">
            <text:p>6</text:p>
          </table:table-cell>
          <table:table-cell table:formula="of:=IF([.B142]&gt;[.J19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office:value-type="float" office:value="5" calcext:value-type="float">
            <text:p>5</text:p>
          </table:table-cell>
          <table:table-cell table:formula="of:=IF([.B143]&gt;[.J20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4" calcext:value-type="float">
            <text:p>4</text:p>
          </table:table-cell>
          <table:table-cell table:formula="of:=IF([.B144]&gt;[.J201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57" calcext:value-type="float">
            <text:p>69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table:formula="of:=IF([.B145]&gt;[.J20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4" calcext:value-type="float">
            <text:p>4</text:p>
          </table:table-cell>
          <table:table-cell table:formula="of:=IF([.B146]&gt;[.J20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5" calcext:value-type="float">
            <text:p>5</text:p>
          </table:table-cell>
          <table:table-cell table:formula="of:=IF([.B147]&gt;[.J20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5" calcext:value-type="float">
            <text:p>5</text:p>
          </table:table-cell>
          <table:table-cell table:formula="of:=IF([.B148]&gt;[.J20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table:formula="of:=IF([.B149]&gt;[.J20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25" calcext:value-type="float">
            <text:p>81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4" calcext:value-type="float">
            <text:p>4</text:p>
          </table:table-cell>
          <table:table-cell table:formula="of:=IF([.B150]&gt;[.J2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5" calcext:value-type="float">
            <text:p>5</text:p>
          </table:table-cell>
          <table:table-cell table:formula="of:=IF([.B151]&gt;[.J208])"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8.16" calcext:value-type="float">
            <text:p>78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4" calcext:value-type="float">
            <text:p>4</text:p>
          </table:table-cell>
          <table:table-cell table:formula="of:=IF([.B152]&gt;[.J20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table:formula="of:=IF([.B153]&gt;[.J210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4" calcext:value-type="float">
            <text:p>4</text:p>
          </table:table-cell>
          <table:table-cell table:formula="of:=IF([.B154]&gt;[.J21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5]&gt;[.J212])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6.74" calcext:value-type="float">
            <text:p>76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6" calcext:value-type="float">
            <text:p>6</text:p>
          </table:table-cell>
          <table:table-cell table:formula="of:=IF([.B156]&gt;[.J213])" office:value-type="boolean" office:boolean-value="true" calcext:value-type="boolean">
            <text:p>TRU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8.54" calcext:value-type="float">
            <text:p>48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7]&gt;[.J214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.16" calcext:value-type="float">
            <text:p>81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table:formula="of:=IF([.B158]&gt;[.J21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.54" calcext:value-type="float">
            <text:p>8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2" calcext:value-type="float">
            <text:p>2</text:p>
          </table:table-cell>
          <table:table-cell table:formula="of:=IF([.B159]&gt;[.J216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0]&gt;[.J217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.44" calcext:value-type="float">
            <text:p>9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4" calcext:value-type="float">
            <text:p>4</text:p>
          </table:table-cell>
          <table:table-cell table:formula="of:=IF([.B161]&gt;[.J21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1" calcext:value-type="float">
            <text:p>87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table:formula="of:=IF([.B162]&gt;[.J219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0.18" calcext:value-type="float">
            <text:p>70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2" calcext:value-type="float">
            <text:p>2</text:p>
          </table:table-cell>
          <table:table-cell table:formula="of:=IF([.B163]&gt;[.J22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3.62" calcext:value-type="float">
            <text:p>43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6" calcext:value-type="float">
            <text:p>6</text:p>
          </table:table-cell>
          <table:table-cell table:formula="of:=IF([.B164]&gt;[.J221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7" calcext:value-type="float">
            <text:p>7</text:p>
          </table:table-cell>
          <table:table-cell table:formula="of:=IF([.B165]&gt;[.J222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.15" calcext:value-type="float">
            <text:p>66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table:formula="of:=IF([.B166]&gt;[.J22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table:formula="of:=IF([.B167]&gt;[.J224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1.79" calcext:value-type="float">
            <text:p>4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4" calcext:value-type="float">
            <text:p>4</text:p>
          </table:table-cell>
          <table:table-cell table:formula="of:=IF([.B168]&gt;[.J225])" office:value-type="boolean" office:boolean-value="true" calcext:value-type="boolean">
            <text:p>TRU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34.07" calcext:value-type="float">
            <text:p>34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5" calcext:value-type="float">
            <text:p>5</text:p>
          </table:table-cell>
          <table:table-cell table:formula="of:=IF([.B169]&gt;[.J226])" office:value-type="boolean" office:boolean-value="true" calcext:value-type="boolean">
            <text:p>TRU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6.42" calcext:value-type="float">
            <text:p>46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24" calcext:value-type="float">
            <text:p>24</text:p>
          </table:table-cell>
          <table:table-cell table:formula="of:=IF([.B170]&gt;[.J227])" office:value-type="boolean" office:boolean-value="true" calcext:value-type="boolean">
            <text:p>TRUE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48.14" calcext:value-type="float">
            <text:p>4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12" calcext:value-type="float">
            <text:p>12</text:p>
          </table:table-cell>
          <table:table-cell table:formula="of:=IF([.B171]&gt;[.J228])" office:value-type="boolean" office:boolean-value="true" calcext:value-type="boolean">
            <text:p>TRU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2.8" calcext:value-type="float">
            <text:p>5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7" calcext:value-type="float">
            <text:p>7</text:p>
          </table:table-cell>
          <table:table-cell table:formula="of:=IF([.B172]&gt;[.J229])" office:value-type="boolean" office:boolean-value="true" calcext:value-type="boolean">
            <text:p>TRU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1.64" calcext:value-type="float">
            <text:p>51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10" calcext:value-type="float">
            <text:p>10</text:p>
          </table:table-cell>
          <table:table-cell table:formula="of:=IF([.B173]&gt;[.J230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0.79" calcext:value-type="float">
            <text:p>5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5" calcext:value-type="float">
            <text:p>5</text:p>
          </table:table-cell>
          <table:table-cell table:formula="of:=IF([.B174]&gt;[.J231])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.9" calcext:value-type="float">
            <text:p>6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3" calcext:value-type="float">
            <text:p>3</text:p>
          </table:table-cell>
          <table:table-cell table:formula="of:=IF([.B175]&gt;[.J232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.86" calcext:value-type="float">
            <text:p>59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9" calcext:value-type="float">
            <text:p>9</text:p>
          </table:table-cell>
          <table:table-cell table:formula="of:=IF([.B176]&gt;[.J23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2.48" calcext:value-type="float">
            <text:p>5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77]&gt;[.J234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office:value-type="float" office:value="5" calcext:value-type="float">
            <text:p>5</text:p>
          </table:table-cell>
          <table:table-cell table:formula="of:=IF([.B178]&gt;[.J2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07" calcext:value-type="float">
            <text:p>91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office:value-type="float" office:value="5" calcext:value-type="float">
            <text:p>5</text:p>
          </table:table-cell>
          <table:table-cell table:formula="of:=IF([.B179]&gt;[.J2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80]&gt;[.J23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5" calcext:value-type="float">
            <text:p>5</text:p>
          </table:table-cell>
          <table:table-cell table:formula="of:=IF([.B181]&gt;[.J238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4.44" calcext:value-type="float">
            <text:p>54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2" calcext:value-type="float">
            <text:p>2</text:p>
          </table:table-cell>
          <table:table-cell table:formula="of:=IF([.B182]&gt;[.J2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6" calcext:value-type="float">
            <text:p>6</text:p>
          </table:table-cell>
          <table:table-cell table:formula="of:=IF([.B183]&gt;[.J240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84]&gt;[.J241])" office:value-type="boolean" office:boolean-value="true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.74" calcext:value-type="float">
            <text:p>55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table:formula="of:=IF([.B185]&gt;[.J242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.61" calcext:value-type="float">
            <text:p>54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6" calcext:value-type="float">
            <text:p>6</text:p>
          </table:table-cell>
          <table:table-cell table:formula="of:=IF([.B186]&gt;[.J243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8.18" calcext:value-type="float">
            <text:p>48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6" calcext:value-type="float">
            <text:p>6</text:p>
          </table:table-cell>
          <table:table-cell table:formula="of:=IF([.B187]&gt;[.J244])" office:value-type="boolean" office:boolean-value="true" calcext:value-type="boolean">
            <text:p>TRU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.97" calcext:value-type="float">
            <text:p>48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7" calcext:value-type="float">
            <text:p>7</text:p>
          </table:table-cell>
          <table:table-cell table:formula="of:=IF([.B188]&gt;[.J245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.57" calcext:value-type="float">
            <text:p>69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9" calcext:value-type="float">
            <text:p>9</text:p>
          </table:table-cell>
          <table:table-cell table:formula="of:=IF([.B189]&gt;[.J246])" office:value-type="boolean" office:boolean-value="true" calcext:value-type="boolean">
            <text:p>TRU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5.29" calcext:value-type="float">
            <text:p>5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10" calcext:value-type="float">
            <text:p>10</text:p>
          </table:table-cell>
          <table:table-cell table:formula="of:=IF([.B190]&gt;[.J247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7.17" calcext:value-type="float">
            <text:p>47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6" calcext:value-type="float">
            <text:p>6</text:p>
          </table:table-cell>
          <table:table-cell table:formula="of:=IF([.B191]&gt;[.J248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7.06" calcext:value-type="float">
            <text:p>87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table:formula="of:=IF([.B192]&gt;[.J2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6" calcext:value-type="float">
            <text:p>6</text:p>
          </table:table-cell>
          <table:table-cell table:formula="of:=IF([.B193]&gt;[.J250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8" calcext:value-type="float">
            <text:p>8</text:p>
          </table:table-cell>
          <table:table-cell table:formula="of:=IF([.B194]&gt;[.J251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.42" calcext:value-type="float">
            <text:p>60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3" calcext:value-type="float">
            <text:p>3</text:p>
          </table:table-cell>
          <table:table-cell table:formula="of:=IF([.B195]&gt;[.J25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3.87" calcext:value-type="float">
            <text:p>63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5" calcext:value-type="float">
            <text:p>5</text:p>
          </table:table-cell>
          <table:table-cell table:formula="of:=IF([.B196]&gt;[.J253])"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.39" calcext:value-type="float">
            <text:p>58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2" calcext:value-type="float">
            <text:p>2</text:p>
          </table:table-cell>
          <table:table-cell table:formula="of:=IF([.B197]&gt;[.J254])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9.13" calcext:value-type="float">
            <text:p>5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7" calcext:value-type="float">
            <text:p>7</text:p>
          </table:table-cell>
          <table:table-cell table:formula="of:=IF([.B198]&gt;[.J2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3.04" calcext:value-type="float">
            <text:p>6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8" calcext:value-type="float">
            <text:p>8</text:p>
          </table:table-cell>
          <table:table-cell table:formula="of:=IF([.B199]&gt;[.J25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.32" calcext:value-type="float">
            <text:p>71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6" calcext:value-type="float">
            <text:p>6</text:p>
          </table:table-cell>
          <table:table-cell table:formula="of:=IF([.B200]&gt;[.J257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6.47" calcext:value-type="float">
            <text:p>66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9" calcext:value-type="float">
            <text:p>9</text:p>
          </table:table-cell>
          <table:table-cell table:formula="of:=IF([.B201]&gt;[.J258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1.59" calcext:value-type="float">
            <text:p>6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6" calcext:value-type="float">
            <text:p>6</text:p>
          </table:table-cell>
          <table:table-cell table:formula="of:=IF([.B202]&gt;[.J259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6.09" calcext:value-type="float">
            <text:p>66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7" calcext:value-type="float">
            <text:p>7</text:p>
          </table:table-cell>
          <table:table-cell table:formula="of:=IF([.B203]&gt;[.J26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2.81" calcext:value-type="float">
            <text:p>5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5" calcext:value-type="float">
            <text:p>5</text:p>
          </table:table-cell>
          <table:table-cell table:formula="of:=IF([.B204]&gt;[.J261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.13" calcext:value-type="float">
            <text:p>55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table:formula="of:=IF([.B205]&gt;[.J262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office:value-type="float" office:value="5" calcext:value-type="float">
            <text:p>5</text:p>
          </table:table-cell>
          <table:table-cell table:formula="of:=IF([.B206]&gt;[.J26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table:formula="of:=IF([.B207]&gt;[.J2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table:formula="of:=IF([.B208]&gt;[.J2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7" calcext:value-type="float">
            <text:p>9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8" calcext:value-type="float">
            <text:p>8</text:p>
          </table:table-cell>
          <table:table-cell table:formula="of:=IF([.B209]&gt;[.J266])" office:value-type="boolean" office:boolean-value="true" calcext:value-type="boolean">
            <text:p>TRU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51.1" calcext:value-type="float">
            <text:p>51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6" calcext:value-type="float">
            <text:p>6</text:p>
          </table:table-cell>
          <table:table-cell table:formula="of:=IF([.B210]&gt;[.J267])" office:value-type="boolean" office:boolean-value="true" calcext:value-type="boolean">
            <text:p>TRU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52.39" calcext:value-type="float">
            <text:p>52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3" calcext:value-type="float">
            <text:p>3</text:p>
          </table:table-cell>
          <table:table-cell table:formula="of:=IF([.B211]&gt;[.J268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9.41" calcext:value-type="float">
            <text:p>59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3" calcext:value-type="float">
            <text:p>3</text:p>
          </table:table-cell>
          <table:table-cell table:formula="of:=IF([.B212]&gt;[.J26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.56" calcext:value-type="float">
            <text:p>60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2" calcext:value-type="float">
            <text:p>2</text:p>
          </table:table-cell>
          <table:table-cell table:formula="of:=IF([.B213]&gt;[.J27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2" calcext:value-type="float">
            <text:p>2</text:p>
          </table:table-cell>
          <table:table-cell table:formula="of:=IF([.B214]&gt;[.J271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.89" calcext:value-type="float">
            <text:p>8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7" calcext:value-type="float">
            <text:p>7</text:p>
          </table:table-cell>
          <table:table-cell table:formula="of:=IF([.B215]&gt;[.J272])" office:value-type="boolean" office:boolean-value="true" calcext:value-type="boolean">
            <text:p>TRU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3.76" calcext:value-type="float">
            <text:p>43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5" calcext:value-type="float">
            <text:p>5</text:p>
          </table:table-cell>
          <table:table-cell table:formula="of:=IF([.B216]&gt;[.J273])" office:value-type="boolean" office:boolean-value="true" calcext:value-type="boolean">
            <text:p>TRU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0.79" calcext:value-type="float">
            <text:p>4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table:formula="of:=IF([.B217]&gt;[.J274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9.24" calcext:value-type="float">
            <text:p>59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7" calcext:value-type="float">
            <text:p>7</text:p>
          </table:table-cell>
          <table:table-cell table:formula="of:=IF([.B218]&gt;[.J275])" office:value-type="boolean" office:boolean-value="true" calcext:value-type="boolean">
            <text:p>TRU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0.34" calcext:value-type="float">
            <text:p>60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32" calcext:value-type="float">
            <text:p>32</text:p>
          </table:table-cell>
          <table:table-cell table:formula="of:=IF([.B219]&gt;[.J276])" office:value-type="boolean" office:boolean-value="true" calcext:value-type="boolean">
            <text:p>TRUE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46.61" calcext:value-type="float">
            <text:p>46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3" calcext:value-type="float">
            <text:p>3</text:p>
          </table:table-cell>
          <table:table-cell table:formula="of:=IF([.B220]&gt;[.J27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14" calcext:value-type="float">
            <text:p>14</text:p>
          </table:table-cell>
          <table:table-cell table:formula="of:=IF([.B221]&gt;[.J278])" office:value-type="boolean" office:boolean-value="true" calcext:value-type="boolean">
            <text:p>TRU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15" calcext:value-type="float">
            <text:p>15</text:p>
          </table:table-cell>
          <table:table-cell table:formula="of:=IF([.B222]&gt;[.J279])" office:value-type="boolean" office:boolean-value="true" calcext:value-type="boolean">
            <text:p>TRU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42.69" calcext:value-type="float">
            <text:p>42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12" calcext:value-type="float">
            <text:p>12</text:p>
          </table:table-cell>
          <table:table-cell table:formula="of:=IF([.B223]&gt;[.J280])" office:value-type="boolean" office:boolean-value="true" calcext:value-type="boolean">
            <text:p>TRU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40.39" calcext:value-type="float">
            <text:p>4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16" calcext:value-type="float">
            <text:p>16</text:p>
          </table:table-cell>
          <table:table-cell table:formula="of:=IF([.B224]&gt;[.J281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2.57" calcext:value-type="float">
            <text:p>42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2" calcext:value-type="float">
            <text:p>2</text:p>
          </table:table-cell>
          <table:table-cell table:formula="of:=IF([.B225]&gt;[.J282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5" calcext:value-type="float">
            <text:p>5</text:p>
          </table:table-cell>
          <table:table-cell table:formula="of:=IF([.B226]&gt;[.J283])" office:value-type="boolean" office:boolean-value="true" calcext:value-type="boolean">
            <text:p>TRU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3.56" calcext:value-type="float">
            <text:p>43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2" calcext:value-type="float">
            <text:p>2</text:p>
          </table:table-cell>
          <table:table-cell table:formula="of:=IF([.B227]&gt;[.J284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2.73" calcext:value-type="float">
            <text:p>6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2" calcext:value-type="float">
            <text:p>2</text:p>
          </table:table-cell>
          <table:table-cell table:formula="of:=IF([.B228]&gt;[.J285])" office:value-type="boolean" office:boolean-value="true" calcext:value-type="boolean">
            <text:p>TRU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5.96" calcext:value-type="float">
            <text:p>4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3" calcext:value-type="float">
            <text:p>3</text:p>
          </table:table-cell>
          <table:table-cell table:formula="of:=IF([.B229]&gt;[.J286])" office:value-type="boolean" office:boolean-value="true" calcext:value-type="boolean">
            <text:p>TRU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2.66" calcext:value-type="float">
            <text:p>5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3" calcext:value-type="float">
            <text:p>3</text:p>
          </table:table-cell>
          <table:table-cell table:formula="of:=IF([.B230]&gt;[.J287])"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.79" calcext:value-type="float">
            <text:p>53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3" calcext:value-type="float">
            <text:p>3</text:p>
          </table:table-cell>
          <table:table-cell table:formula="of:=IF([.B231]&gt;[.J288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4.62" calcext:value-type="float">
            <text:p>54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2" calcext:value-type="float">
            <text:p>2</text:p>
          </table:table-cell>
          <table:table-cell table:formula="of:=IF([.B232]&gt;[.J28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.5" calcext:value-type="float">
            <text:p>5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2" calcext:value-type="float">
            <text:p>2</text:p>
          </table:table-cell>
          <table:table-cell table:formula="of:=IF([.B233]&gt;[.J29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2" calcext:value-type="float">
            <text:p>2</text:p>
          </table:table-cell>
          <table:table-cell table:formula="of:=IF([.B234]&gt;[.J291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8.82" calcext:value-type="float">
            <text:p>58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2" calcext:value-type="float">
            <text:p>2</text:p>
          </table:table-cell>
          <table:table-cell table:formula="of:=IF([.B235]&gt;[.J292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8.72" calcext:value-type="float">
            <text:p>58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16" calcext:value-type="float">
            <text:p>16</text:p>
          </table:table-cell>
          <table:table-cell table:formula="of:=IF([.B236]&gt;[.J293])" office:value-type="boolean" office:boolean-value="true" calcext:value-type="boolean">
            <text:p>TRU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55.79" calcext:value-type="float">
            <text:p>5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7" calcext:value-type="float">
            <text:p>7</text:p>
          </table:table-cell>
          <table:table-cell table:formula="of:=IF([.B237]&gt;[.J294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6.36" calcext:value-type="float">
            <text:p>66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office:value-type="float" office:value="5" calcext:value-type="float">
            <text:p>5</text:p>
          </table:table-cell>
          <table:table-cell table:formula="of:=IF([.B238]&gt;[.J29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8" calcext:value-type="float">
            <text:p>8</text:p>
          </table:table-cell>
          <table:table-cell table:formula="of:=IF([.B239]&gt;[.J296])" office:value-type="boolean" office:boolean-value="true" calcext:value-type="boolean">
            <text:p>TRU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40.39" calcext:value-type="float">
            <text:p>4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6" calcext:value-type="float">
            <text:p>6</text:p>
          </table:table-cell>
          <table:table-cell table:formula="of:=IF([.B240]&gt;[.J297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1.66" calcext:value-type="float">
            <text:p>61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10" calcext:value-type="float">
            <text:p>10</text:p>
          </table:table-cell>
          <table:table-cell table:formula="of:=IF([.B241]&gt;[.J298])" office:value-type="boolean" office:boolean-value="true" calcext:value-type="boolean">
            <text:p>TRU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51.18" calcext:value-type="float">
            <text:p>5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11" calcext:value-type="float">
            <text:p>11</text:p>
          </table:table-cell>
          <table:table-cell table:formula="of:=IF([.B242]&gt;[.J299])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68" calcext:value-type="float">
            <text:p>5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10" calcext:value-type="float">
            <text:p>10</text:p>
          </table:table-cell>
          <table:table-cell table:formula="of:=IF([.B243]&gt;[.J300])" office:value-type="boolean" office:boolean-value="true" calcext:value-type="boolean">
            <text:p>TRU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7.05" calcext:value-type="float">
            <text:p>57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table:formula="of:=IF([.B244]&gt;[.J301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table:formula="of:=IF([.B245]&gt;[.J30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.27" calcext:value-type="float">
            <text:p>86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3" calcext:value-type="float">
            <text:p>3</text:p>
          </table:table-cell>
          <table:table-cell table:formula="of:=IF([.B246]&gt;[.J30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table:formula="of:=IF([.B247]&gt;[.J30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2" calcext:value-type="float">
            <text:p>90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16" calcext:value-type="float">
            <text:p>16</text:p>
          </table:table-cell>
          <table:table-cell table:formula="of:=IF([.B248]&gt;[.J305])" office:value-type="boolean" office:boolean-value="true" calcext:value-type="boolean">
            <text:p>TRU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50.4" calcext:value-type="float">
            <text:p>5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10" calcext:value-type="float">
            <text:p>10</text:p>
          </table:table-cell>
          <table:table-cell table:formula="of:=IF([.B249]&gt;[.J306])" office:value-type="boolean" office:boolean-value="true" calcext:value-type="boolean">
            <text:p>TRU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0.36" calcext:value-type="float">
            <text:p>50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table:formula="of:=IF([.B250]&gt;[.J30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06" calcext:value-type="float">
            <text:p>92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12" calcext:value-type="float">
            <text:p>12</text:p>
          </table:table-cell>
          <table:table-cell table:formula="of:=IF([.B251]&gt;[.J308])" office:value-type="boolean" office:boolean-value="true" calcext:value-type="boolean">
            <text:p>TRU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5.96" calcext:value-type="float">
            <text:p>5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16" calcext:value-type="float">
            <text:p>16</text:p>
          </table:table-cell>
          <table:table-cell table:formula="of:=IF([.B252]&gt;[.J309])" office:value-type="boolean" office:boolean-value="true" calcext:value-type="boolean">
            <text:p>TRU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52.61" calcext:value-type="float">
            <text:p>52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10" calcext:value-type="float">
            <text:p>10</text:p>
          </table:table-cell>
          <table:table-cell table:formula="of:=IF([.B253]&gt;[.J31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.73" calcext:value-type="float">
            <text:p>53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10" calcext:value-type="float">
            <text:p>10</text:p>
          </table:table-cell>
          <table:table-cell table:formula="of:=IF([.B254]&gt;[.J311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3.71" calcext:value-type="float">
            <text:p>53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11" calcext:value-type="float">
            <text:p>11</text:p>
          </table:table-cell>
          <table:table-cell table:formula="of:=IF([.B255]&gt;[.J312])" office:value-type="boolean" office:boolean-value="true" calcext:value-type="boolean">
            <text:p>TRU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54.58" calcext:value-type="float">
            <text:p>54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office:value-type="float" office:value="6" calcext:value-type="float">
            <text:p>6</text:p>
          </table:table-cell>
          <table:table-cell table:formula="of:=IF([.B256]&gt;[.J31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table:formula="of:=IF([.B257]&gt;[.J31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6.36" calcext:value-type="float">
            <text:p>86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15" calcext:value-type="float">
            <text:p>15</text:p>
          </table:table-cell>
          <table:table-cell table:formula="of:=IF([.B258]&gt;[.J315])" office:value-type="boolean" office:boolean-value="true" calcext:value-type="boolean">
            <text:p>TRU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7.95" calcext:value-type="float">
            <text:p>47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3" calcext:value-type="float">
            <text:p>3</text:p>
          </table:table-cell>
          <table:table-cell table:formula="of:=IF([.B259]&gt;[.J316])" office:value-type="boolean" office:boolean-value="true" calcext:value-type="boolean">
            <text:p>TRU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39.74" calcext:value-type="float">
            <text:p>39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8" calcext:value-type="float">
            <text:p>8</text:p>
          </table:table-cell>
          <table:table-cell table:formula="of:=IF([.B260]&gt;[.J317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.38" calcext:value-type="float">
            <text:p>58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13" calcext:value-type="float">
            <text:p>13</text:p>
          </table:table-cell>
          <table:table-cell table:formula="of:=IF([.B261]&gt;[.J318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55.56" calcext:value-type="float">
            <text:p>55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9" calcext:value-type="float">
            <text:p>9</text:p>
          </table:table-cell>
          <table:table-cell table:formula="of:=IF([.B262]&gt;[.J319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5.05" calcext:value-type="float">
            <text:p>55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19" calcext:value-type="float">
            <text:p>19</text:p>
          </table:table-cell>
          <table:table-cell table:formula="of:=IF([.B263]&gt;[.J320])" office:value-type="boolean" office:boolean-value="true" calcext:value-type="boolean">
            <text:p>TRUE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44.71" calcext:value-type="float">
            <text:p>44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4" calcext:value-type="float">
            <text:p>4</text:p>
          </table:table-cell>
          <table:table-cell table:formula="of:=IF([.B264]&gt;[.J32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2" calcext:value-type="float">
            <text:p>2</text:p>
          </table:table-cell>
          <table:table-cell table:formula="of:=IF([.B265]&gt;[.J322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table:formula="of:=IF([.B266]&gt;[.J323])" office:value-type="boolean" office:boolean-value="true" calcext:value-type="boolean">
            <text:p>TRU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8.15" calcext:value-type="float">
            <text:p>38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2" calcext:value-type="float">
            <text:p>2</text:p>
          </table:table-cell>
          <table:table-cell table:formula="of:=IF([.B267]&gt;[.J324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6.46" calcext:value-type="float">
            <text:p>4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2" calcext:value-type="float">
            <text:p>2</text:p>
          </table:table-cell>
          <table:table-cell table:formula="of:=IF([.B268]&gt;[.J32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2" calcext:value-type="float">
            <text:p>2</text:p>
          </table:table-cell>
          <table:table-cell table:formula="of:=IF([.B269]&gt;[.J326])" office:value-type="boolean" office:boolean-value="true" calcext:value-type="boolean">
            <text:p>TRU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4.94" calcext:value-type="float">
            <text:p>54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6" calcext:value-type="float">
            <text:p>6</text:p>
          </table:table-cell>
          <table:table-cell table:formula="of:=IF([.B270]&gt;[.J327])" office:value-type="boolean" office:boolean-value="true" calcext:value-type="boolean">
            <text:p>TRUE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7.04" calcext:value-type="float">
            <text:p>47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2" calcext:value-type="float">
            <text:p>2</text:p>
          </table:table-cell>
          <table:table-cell table:formula="of:=IF([.B271]&gt;[.J328])" office:value-type="boolean" office:boolean-value="true" calcext:value-type="boolean">
            <text:p>TRU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.11" calcext:value-type="float">
            <text:p>66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22" calcext:value-type="float">
            <text:p>22</text:p>
          </table:table-cell>
          <table:table-cell table:formula="of:=IF([.B272]&gt;[.J329])" office:value-type="boolean" office:boolean-value="true" calcext:value-type="boolean">
            <text:p>TRU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50.27" calcext:value-type="float">
            <text:p>5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4" calcext:value-type="float">
            <text:p>4</text:p>
          </table:table-cell>
          <table:table-cell table:formula="of:=IF([.B273]&gt;[.J330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08" calcext:value-type="float">
            <text:p>8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11" calcext:value-type="float">
            <text:p>11</text:p>
          </table:table-cell>
          <table:table-cell table:formula="of:=IF([.B274]&gt;[.J331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5.68" calcext:value-type="float">
            <text:p>55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4" calcext:value-type="float">
            <text:p>4</text:p>
          </table:table-cell>
          <table:table-cell table:formula="of:=IF([.B275]&gt;[.J332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.05" calcext:value-type="float">
            <text:p>77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6" calcext:value-type="float">
            <text:p>6</text:p>
          </table:table-cell>
          <table:table-cell table:formula="of:=IF([.B276]&gt;[.J33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.26" calcext:value-type="float">
            <text:p>82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27" calcext:value-type="float">
            <text:p>27</text:p>
          </table:table-cell>
          <table:table-cell table:formula="of:=IF([.B277]&gt;[.J334])" office:value-type="boolean" office:boolean-value="true" calcext:value-type="boolean">
            <text:p>TRUE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46.33" calcext:value-type="float">
            <text:p>46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22" calcext:value-type="float">
            <text:p>22</text:p>
          </table:table-cell>
          <table:table-cell table:formula="of:=IF([.B278]&gt;[.J335])" office:value-type="boolean" office:boolean-value="true" calcext:value-type="boolean">
            <text:p>TRU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47.46" calcext:value-type="float">
            <text:p>47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office:value-type="float" office:value="5" calcext:value-type="float">
            <text:p>5</text:p>
          </table:table-cell>
          <table:table-cell table:formula="of:=IF([.B279]&gt;[.J33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38" calcext:value-type="float">
            <text:p>91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24" calcext:value-type="float">
            <text:p>24</text:p>
          </table:table-cell>
          <table:table-cell table:formula="of:=IF([.B280]&gt;[.J337])" office:value-type="boolean" office:boolean-value="true" calcext:value-type="boolean">
            <text:p>TRUE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47.15" calcext:value-type="float">
            <text:p>47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20" calcext:value-type="float">
            <text:p>20</text:p>
          </table:table-cell>
          <table:table-cell table:formula="of:=IF([.B281]&gt;[.J338])" office:value-type="boolean" office:boolean-value="true" calcext:value-type="boolean">
            <text:p>TRUE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47.09" calcext:value-type="float">
            <text:p>47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4" calcext:value-type="float">
            <text:p>4</text:p>
          </table:table-cell>
          <table:table-cell table:formula="of:=IF([.B282]&gt;[.J33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4" calcext:value-type="float">
            <text:p>4</text:p>
          </table:table-cell>
          <table:table-cell table:formula="of:=IF([.B283]&gt;[.J340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.15" calcext:value-type="float">
            <text:p>68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10" calcext:value-type="float">
            <text:p>10</text:p>
          </table:table-cell>
          <table:table-cell table:formula="of:=IF([.B284]&gt;[.J341])" office:value-type="boolean" office:boolean-value="true" calcext:value-type="boolean">
            <text:p>TRU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9.07" calcext:value-type="float">
            <text:p>39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2" calcext:value-type="float">
            <text:p>2</text:p>
          </table:table-cell>
          <table:table-cell table:formula="of:=IF([.B285]&gt;[.J34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31" calcext:value-type="float">
            <text:p>31</text:p>
          </table:table-cell>
          <table:table-cell table:formula="of:=IF([.B286]&gt;[.J343])" office:value-type="boolean" office:boolean-value="true" calcext:value-type="boolean">
            <text:p>TRUE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45.15" calcext:value-type="float">
            <text:p>45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6" calcext:value-type="float">
            <text:p>6</text:p>
          </table:table-cell>
          <table:table-cell table:formula="of:=IF([.B287]&gt;[.J344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8.08" calcext:value-type="float">
            <text:p>88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30" calcext:value-type="float">
            <text:p>30</text:p>
          </table:table-cell>
          <table:table-cell table:formula="of:=IF([.B288]&gt;[.J345])" office:value-type="boolean" office:boolean-value="true" calcext:value-type="boolean">
            <text:p>TRUE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55.48" calcext:value-type="float">
            <text:p>5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4" calcext:value-type="float">
            <text:p>4</text:p>
          </table:table-cell>
          <table:table-cell table:formula="of:=IF([.B289]&gt;[.J34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66" calcext:value-type="float">
            <text:p>8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28" calcext:value-type="float">
            <text:p>28</text:p>
          </table:table-cell>
          <table:table-cell table:formula="of:=IF([.B290]&gt;[.J347])" office:value-type="boolean" office:boolean-value="true" calcext:value-type="boolean">
            <text:p>TRUE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40.01" calcext:value-type="float">
            <text:p>4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10" calcext:value-type="float">
            <text:p>10</text:p>
          </table:table-cell>
          <table:table-cell table:formula="of:=IF([.B291]&gt;[.J348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5.79" calcext:value-type="float">
            <text:p>3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7" calcext:value-type="float">
            <text:p>7</text:p>
          </table:table-cell>
          <table:table-cell table:formula="of:=IF([.B292]&gt;[.J34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9" calcext:value-type="float">
            <text:p>86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16" calcext:value-type="float">
            <text:p>16</text:p>
          </table:table-cell>
          <table:table-cell table:formula="of:=IF([.B293]&gt;[.J350])" office:value-type="boolean" office:boolean-value="true" calcext:value-type="boolean">
            <text:p>TRU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43.08" calcext:value-type="float">
            <text:p>4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16" calcext:value-type="float">
            <text:p>16</text:p>
          </table:table-cell>
          <table:table-cell table:formula="of:=IF([.B294]&gt;[.J351])" office:value-type="boolean" office:boolean-value="true" calcext:value-type="boolean">
            <text:p>TRUE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41.11" calcext:value-type="float">
            <text:p>4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16" calcext:value-type="float">
            <text:p>16</text:p>
          </table:table-cell>
          <table:table-cell table:formula="of:=IF([.B295]&gt;[.J35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88.19" calcext:value-type="float">
            <text:p>88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3" calcext:value-type="float">
            <text:p>3</text:p>
          </table:table-cell>
          <table:table-cell table:formula="of:=IF([.B296]&gt;[.J353])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.59" calcext:value-type="float">
            <text:p>65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8" calcext:value-type="float">
            <text:p>8</text:p>
          </table:table-cell>
          <table:table-cell table:formula="of:=IF([.B297]&gt;[.J354])" office:value-type="boolean" office:boolean-value="true" calcext:value-type="boolean">
            <text:p>TRU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6.3" calcext:value-type="float">
            <text:p>46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2" calcext:value-type="float">
            <text:p>2</text:p>
          </table:table-cell>
          <table:table-cell table:formula="of:=IF([.B298]&gt;[.J355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.54" calcext:value-type="float">
            <text:p>86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12" calcext:value-type="float">
            <text:p>12</text:p>
          </table:table-cell>
          <table:table-cell table:formula="of:=IF([.B299]&gt;[.J356])" office:value-type="boolean" office:boolean-value="true" calcext:value-type="boolean">
            <text:p>TRU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6.76" calcext:value-type="float">
            <text:p>36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7" calcext:value-type="float">
            <text:p>7</text:p>
          </table:table-cell>
          <table:table-cell table:formula="of:=IF([.B300]&gt;[.J357])" office:value-type="boolean" office:boolean-value="true" calcext:value-type="boolean">
            <text:p>TRU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.76" calcext:value-type="float">
            <text:p>36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9" calcext:value-type="float">
            <text:p>9</text:p>
          </table:table-cell>
          <table:table-cell table:formula="of:=IF([.B301]&gt;[.J358])" office:value-type="boolean" office:boolean-value="true" calcext:value-type="boolean">
            <text:p>TRU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4.34" calcext:value-type="float">
            <text:p>34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6" calcext:value-type="float">
            <text:p>6</text:p>
          </table:table-cell>
          <table:table-cell table:formula="of:=IF([.B302]&gt;[.J359])" office:value-type="boolean" office:boolean-value="true" calcext:value-type="boolean">
            <text:p>TRU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6.82" calcext:value-type="float">
            <text:p>46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12" calcext:value-type="float">
            <text:p>12</text:p>
          </table:table-cell>
          <table:table-cell table:formula="of:=IF([.B303]&gt;[.J360])" office:value-type="boolean" office:boolean-value="true" calcext:value-type="boolean">
            <text:p>TRU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2.01" calcext:value-type="float">
            <text:p>3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12" calcext:value-type="float">
            <text:p>12</text:p>
          </table:table-cell>
          <table:table-cell table:formula="of:=IF([.B304]&gt;[.J361])" office:value-type="boolean" office:boolean-value="true" calcext:value-type="boolean">
            <text:p>TRU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4.91" calcext:value-type="float">
            <text:p>44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14" calcext:value-type="float">
            <text:p>14</text:p>
          </table:table-cell>
          <table:table-cell table:formula="of:=IF([.B305]&gt;[.J362])" office:value-type="boolean" office:boolean-value="true" calcext:value-type="boolean">
            <text:p>TRU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1.03" calcext:value-type="float">
            <text:p>51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11" calcext:value-type="float">
            <text:p>11</text:p>
          </table:table-cell>
          <table:table-cell table:formula="of:=IF([.B306]&gt;[.J363])" office:value-type="boolean" office:boolean-value="true" calcext:value-type="boolean">
            <text:p>TRU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5.64" calcext:value-type="float">
            <text:p>4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13" calcext:value-type="float">
            <text:p>13</text:p>
          </table:table-cell>
          <table:table-cell table:formula="of:=IF([.B307]&gt;[.J364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49.63" calcext:value-type="float">
            <text:p>4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12" calcext:value-type="float">
            <text:p>12</text:p>
          </table:table-cell>
          <table:table-cell table:formula="of:=IF([.B308]&gt;[.J365])" office:value-type="boolean" office:boolean-value="true" calcext:value-type="boolean">
            <text:p>TRU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35.16" calcext:value-type="float">
            <text:p>35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11" calcext:value-type="float">
            <text:p>11</text:p>
          </table:table-cell>
          <table:table-cell table:formula="of:=IF([.B309]&gt;[.J366])" office:value-type="boolean" office:boolean-value="true" calcext:value-type="boolean">
            <text:p>TRU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37.57" calcext:value-type="float">
            <text:p>37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6" calcext:value-type="float">
            <text:p>6</text:p>
          </table:table-cell>
          <table:table-cell table:formula="of:=IF([.B310]&gt;[.J367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12" calcext:value-type="float">
            <text:p>12</text:p>
          </table:table-cell>
          <table:table-cell table:formula="of:=IF([.B311]&gt;[.J368])" office:value-type="boolean" office:boolean-value="true" calcext:value-type="boolean">
            <text:p>TRU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3.98" calcext:value-type="float">
            <text:p>33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11" calcext:value-type="float">
            <text:p>11</text:p>
          </table:table-cell>
          <table:table-cell table:formula="of:=IF([.B312]&gt;[.J369])" office:value-type="boolean" office:boolean-value="true" calcext:value-type="boolean">
            <text:p>TRU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6.85" calcext:value-type="float">
            <text:p>36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10" calcext:value-type="float">
            <text:p>10</text:p>
          </table:table-cell>
          <table:table-cell table:formula="of:=IF([.B313]&gt;[.J370])" office:value-type="boolean" office:boolean-value="true" calcext:value-type="boolean">
            <text:p>TRU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9.16" calcext:value-type="float">
            <text:p>39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22" calcext:value-type="float">
            <text:p>22</text:p>
          </table:table-cell>
          <table:table-cell table:formula="of:=IF([.B314]&gt;[.J371])" office:value-type="boolean" office:boolean-value="true" calcext:value-type="boolean">
            <text:p>TRU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41.79" calcext:value-type="float">
            <text:p>4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7" calcext:value-type="float">
            <text:p>7</text:p>
          </table:table-cell>
          <table:table-cell table:formula="of:=IF([.B315]&gt;[.J372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9.61" calcext:value-type="float">
            <text:p>59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9" calcext:value-type="float">
            <text:p>9</text:p>
          </table:table-cell>
          <table:table-cell table:formula="of:=IF([.B316]&gt;[.J373])" office:value-type="boolean" office:boolean-value="true" calcext:value-type="boolean">
            <text:p>TRU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7.97" calcext:value-type="float">
            <text:p>4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2" calcext:value-type="float">
            <text:p>2</text:p>
          </table:table-cell>
          <table:table-cell table:formula="of:=IF([.B317]&gt;[.J37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2" calcext:value-type="float">
            <text:p>2</text:p>
          </table:table-cell>
          <table:table-cell table:formula="of:=IF([.B318]&gt;[.J375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.29" calcext:value-type="float">
            <text:p>6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3" calcext:value-type="float">
            <text:p>3</text:p>
          </table:table-cell>
          <table:table-cell table:formula="of:=IF([.B319]&gt;[.J376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59" calcext:value-type="float">
            <text:p>68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6" calcext:value-type="float">
            <text:p>6</text:p>
          </table:table-cell>
          <table:table-cell table:formula="of:=IF([.B320]&gt;[.J377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.79" calcext:value-type="float">
            <text:p>6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table:formula="of:=IF([.B321]&gt;[.J37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.04" calcext:value-type="float">
            <text:p>89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8" calcext:value-type="float">
            <text:p>8</text:p>
          </table:table-cell>
          <table:table-cell table:formula="of:=IF([.B322]&gt;[.J379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0.77" calcext:value-type="float">
            <text:p>8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3" calcext:value-type="float">
            <text:p>3</text:p>
          </table:table-cell>
          <table:table-cell table:formula="of:=IF([.B323]&gt;[.J380])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.9" calcext:value-type="float">
            <text:p>69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4" calcext:value-type="float">
            <text:p>4</text:p>
          </table:table-cell>
          <table:table-cell table:formula="of:=IF([.B324]&gt;[.J381])"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.06" calcext:value-type="float">
            <text:p>38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5" calcext:value-type="float">
            <text:p>5</text:p>
          </table:table-cell>
          <table:table-cell table:formula="of:=IF([.B325]&gt;[.J38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0.7" calcext:value-type="float">
            <text:p>4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30" calcext:value-type="float">
            <text:p>30</text:p>
          </table:table-cell>
          <table:table-cell table:formula="of:=IF([.B326]&gt;[.J383])" office:value-type="boolean" office:boolean-value="true" calcext:value-type="boolean">
            <text:p>TRUE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36.09" calcext:value-type="float">
            <text:p>36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15" calcext:value-type="float">
            <text:p>15</text:p>
          </table:table-cell>
          <table:table-cell table:formula="of:=IF([.B327]&gt;[.J384])" office:value-type="boolean" office:boolean-value="true" calcext:value-type="boolean">
            <text:p>TRU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7.56" calcext:value-type="float">
            <text:p>47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12" calcext:value-type="float">
            <text:p>12</text:p>
          </table:table-cell>
          <table:table-cell table:formula="of:=IF([.B328]&gt;[.J385])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9.02" calcext:value-type="float">
            <text:p>39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4" calcext:value-type="float">
            <text:p>4</text:p>
          </table:table-cell>
          <table:table-cell table:formula="of:=IF([.B329]&gt;[.J386])" office:value-type="boolean" office:boolean-value="true" calcext:value-type="boolean">
            <text:p>TRU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43.02" calcext:value-type="float">
            <text:p>4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2" calcext:value-type="float">
            <text:p>2</text:p>
          </table:table-cell>
          <table:table-cell table:formula="of:=IF([.B330]&gt;[.J38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8" calcext:value-type="float">
            <text:p>8</text:p>
          </table:table-cell>
          <table:table-cell table:formula="of:=IF([.B331]&gt;[.J388])" office:value-type="boolean" office:boolean-value="true" calcext:value-type="boolean">
            <text:p>TRU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0.88" calcext:value-type="float">
            <text:p>50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3" calcext:value-type="float">
            <text:p>3</text:p>
          </table:table-cell>
          <table:table-cell table:formula="of:=IF([.B332]&gt;[.J389])" office:value-type="boolean" office:boolean-value="true" calcext:value-type="boolean">
            <text:p>TRU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8.65" calcext:value-type="float">
            <text:p>38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8" calcext:value-type="float">
            <text:p>8</text:p>
          </table:table-cell>
          <table:table-cell table:formula="of:=IF([.B333]&gt;[.J390])" office:value-type="boolean" office:boolean-value="true" calcext:value-type="boolean">
            <text:p>TRU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6.87" calcext:value-type="float">
            <text:p>36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10" calcext:value-type="float">
            <text:p>10</text:p>
          </table:table-cell>
          <table:table-cell table:formula="of:=IF([.B334]&gt;[.J391])" office:value-type="boolean" office:boolean-value="true" calcext:value-type="boolean">
            <text:p>TRU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45.76" calcext:value-type="float">
            <text:p>45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13" calcext:value-type="float">
            <text:p>13</text:p>
          </table:table-cell>
          <table:table-cell table:formula="of:=IF([.B335]&gt;[.J392])"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8.95" calcext:value-type="float">
            <text:p>48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10" calcext:value-type="float">
            <text:p>10</text:p>
          </table:table-cell>
          <table:table-cell table:formula="of:=IF([.B336]&gt;[.J393])" office:value-type="boolean" office:boolean-value="true" calcext:value-type="boolean">
            <text:p>TRU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9" calcext:value-type="float">
            <text:p>9</text:p>
          </table:table-cell>
          <table:table-cell table:formula="of:=IF([.B337]&gt;[.J394])" office:value-type="boolean" office:boolean-value="true" calcext:value-type="boolean">
            <text:p>TRU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34.08" calcext:value-type="float">
            <text:p>3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11" calcext:value-type="float">
            <text:p>11</text:p>
          </table:table-cell>
          <table:table-cell table:formula="of:=IF([.B338]&gt;[.J395])" office:value-type="boolean" office:boolean-value="true" calcext:value-type="boolean">
            <text:p>TRU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0.11" calcext:value-type="float">
            <text:p>4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7" calcext:value-type="float">
            <text:p>7</text:p>
          </table:table-cell>
          <table:table-cell table:formula="of:=IF([.B339]&gt;[.J396])" office:value-type="boolean" office:boolean-value="true" calcext:value-type="boolean">
            <text:p>TRU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7.52" calcext:value-type="float">
            <text:p>4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20" calcext:value-type="float">
            <text:p>20</text:p>
          </table:table-cell>
          <table:table-cell table:formula="of:=IF([.B340]&gt;[.J397])" office:value-type="boolean" office:boolean-value="true" calcext:value-type="boolean">
            <text:p>TRU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8" calcext:value-type="float">
            <text:p>8</text:p>
          </table:table-cell>
          <table:table-cell table:formula="of:=IF([.B341]&gt;[.J398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4.08" calcext:value-type="float">
            <text:p>3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8" calcext:value-type="float">
            <text:p>8</text:p>
          </table:table-cell>
          <table:table-cell table:formula="of:=IF([.B342]&gt;[.J399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6.5" calcext:value-type="float">
            <text:p>4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17" calcext:value-type="float">
            <text:p>17</text:p>
          </table:table-cell>
          <table:table-cell table:formula="of:=IF([.B343]&gt;[.J400])" office:value-type="boolean" office:boolean-value="true" calcext:value-type="boolean">
            <text:p>TRU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0.37" calcext:value-type="float">
            <text:p>40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13" calcext:value-type="float">
            <text:p>13</text:p>
          </table:table-cell>
          <table:table-cell table:formula="of:=IF([.B344]&gt;[.J401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0.31" calcext:value-type="float">
            <text:p>40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7" calcext:value-type="float">
            <text:p>7</text:p>
          </table:table-cell>
          <table:table-cell table:formula="of:=IF([.B345]&gt;[.J402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18" calcext:value-type="float">
            <text:p>18</text:p>
          </table:table-cell>
          <table:table-cell table:formula="of:=IF([.B346]&gt;[.J403])" office:value-type="boolean" office:boolean-value="true" calcext:value-type="boolean">
            <text:p>TRUE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42.53" calcext:value-type="float">
            <text:p>42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17" calcext:value-type="float">
            <text:p>17</text:p>
          </table:table-cell>
          <table:table-cell table:formula="of:=IF([.B347]&gt;[.J40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6.69" calcext:value-type="float">
            <text:p>46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12" calcext:value-type="float">
            <text:p>12</text:p>
          </table:table-cell>
          <table:table-cell table:formula="of:=IF([.B348]&gt;[.J405])" office:value-type="boolean" office:boolean-value="true" calcext:value-type="boolean">
            <text:p>TRU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0.79" calcext:value-type="float">
            <text:p>4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10" calcext:value-type="float">
            <text:p>10</text:p>
          </table:table-cell>
          <table:table-cell table:formula="of:=IF([.B349]&gt;[.J406])" office:value-type="boolean" office:boolean-value="true" calcext:value-type="boolean">
            <text:p>TRU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8.26" calcext:value-type="float">
            <text:p>38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15" calcext:value-type="float">
            <text:p>15</text:p>
          </table:table-cell>
          <table:table-cell table:formula="of:=IF([.B350]&gt;[.J407])" office:value-type="boolean" office:boolean-value="true" calcext:value-type="boolean">
            <text:p>TRUE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3.02" calcext:value-type="float">
            <text:p>33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12" calcext:value-type="float">
            <text:p>12</text:p>
          </table:table-cell>
          <table:table-cell table:formula="of:=IF([.B351]&gt;[.J408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9.7" calcext:value-type="float">
            <text:p>4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10" calcext:value-type="float">
            <text:p>10</text:p>
          </table:table-cell>
          <table:table-cell table:formula="of:=IF([.B352]&gt;[.J409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8.67" calcext:value-type="float">
            <text:p>48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19" calcext:value-type="float">
            <text:p>19</text:p>
          </table:table-cell>
          <table:table-cell table:formula="of:=IF([.B353]&gt;[.J410])" office:value-type="boolean" office:boolean-value="true" calcext:value-type="boolean">
            <text:p>TRU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7.26" calcext:value-type="float">
            <text:p>8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2" calcext:value-type="float">
            <text:p>2</text:p>
          </table:table-cell>
          <table:table-cell table:formula="of:=IF([.B354]&gt;[.J411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21" calcext:value-type="float">
            <text:p>21</text:p>
          </table:table-cell>
          <table:table-cell table:formula="of:=IF([.B355]&gt;[.J412])" office:value-type="boolean" office:boolean-value="true" calcext:value-type="boolean">
            <text:p>TRUE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51.67" calcext:value-type="float">
            <text:p>5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14" calcext:value-type="float">
            <text:p>14</text:p>
          </table:table-cell>
          <table:table-cell table:formula="of:=IF([.B356]&gt;[.J413])" office:value-type="boolean" office:boolean-value="true" calcext:value-type="boolean">
            <text:p>TRU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13" calcext:value-type="float">
            <text:p>13</text:p>
          </table:table-cell>
          <table:table-cell table:formula="of:=IF([.B357]&gt;[.J414])" office:value-type="boolean" office:boolean-value="true" calcext:value-type="boolean">
            <text:p>TRU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11" calcext:value-type="float">
            <text:p>11</text:p>
          </table:table-cell>
          <table:table-cell table:formula="of:=IF([.B358]&gt;[.J415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8.14" calcext:value-type="float">
            <text:p>4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15" calcext:value-type="float">
            <text:p>15</text:p>
          </table:table-cell>
          <table:table-cell table:formula="of:=IF([.B359]&gt;[.J416])" office:value-type="boolean" office:boolean-value="true" calcext:value-type="boolean">
            <text:p>TRU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7.15" calcext:value-type="float">
            <text:p>47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10" calcext:value-type="float">
            <text:p>10</text:p>
          </table:table-cell>
          <table:table-cell table:formula="of:=IF([.B360]&gt;[.J417])" office:value-type="boolean" office:boolean-value="true" calcext:value-type="boolean">
            <text:p>TRU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48.74" calcext:value-type="float">
            <text:p>4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20" calcext:value-type="float">
            <text:p>20</text:p>
          </table:table-cell>
          <table:table-cell table:formula="of:=IF([.B361]&gt;[.J418])" office:value-type="boolean" office:boolean-value="true" calcext:value-type="boolean">
            <text:p>TRUE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42.4" calcext:value-type="float">
            <text:p>4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3" calcext:value-type="float">
            <text:p>3</text:p>
          </table:table-cell>
          <table:table-cell table:formula="of:=IF([.B362]&gt;[.J419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8.32" calcext:value-type="float">
            <text:p>68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2" calcext:value-type="float">
            <text:p>2</text:p>
          </table:table-cell>
          <table:table-cell table:formula="of:=IF([.B363]&gt;[.J420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9.3" calcext:value-type="float">
            <text:p>69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2" calcext:value-type="float">
            <text:p>2</text:p>
          </table:table-cell>
          <table:table-cell table:formula="of:=IF([.B364]&gt;[.J421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9.88" calcext:value-type="float">
            <text:p>69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2" calcext:value-type="float">
            <text:p>2</text:p>
          </table:table-cell>
          <table:table-cell table:formula="of:=IF([.B365]&gt;[.J422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.83" calcext:value-type="float">
            <text:p>70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2" calcext:value-type="float">
            <text:p>2</text:p>
          </table:table-cell>
          <table:table-cell table:formula="of:=IF([.B366]&gt;[.J423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14" calcext:value-type="float">
            <text:p>8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9" calcext:value-type="float">
            <text:p>9</text:p>
          </table:table-cell>
          <table:table-cell table:formula="of:=IF([.B367]&gt;[.J424])" office:value-type="boolean" office:boolean-value="true" calcext:value-type="boolean">
            <text:p>TRUE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42.73" calcext:value-type="float">
            <text:p>4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8" calcext:value-type="float">
            <text:p>8</text:p>
          </table:table-cell>
          <table:table-cell table:formula="of:=IF([.B368]&gt;[.J425])" office:value-type="boolean" office:boolean-value="true" calcext:value-type="boolean">
            <text:p>TRU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29.81" calcext:value-type="float">
            <text:p>2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69]&gt;[.J426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4.73" calcext:value-type="float">
            <text:p>34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2" calcext:value-type="float">
            <text:p>2</text:p>
          </table:table-cell>
          <table:table-cell table:formula="of:=IF([.B370]&gt;[.J4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2" calcext:value-type="float">
            <text:p>2</text:p>
          </table:table-cell>
          <table:table-cell table:formula="of:=IF([.B371]&gt;[.J4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3" calcext:value-type="float">
            <text:p>3</text:p>
          </table:table-cell>
          <table:table-cell table:formula="of:=IF([.B372]&gt;[.J429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.78" calcext:value-type="float">
            <text:p>7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5" calcext:value-type="float">
            <text:p>5</text:p>
          </table:table-cell>
          <table:table-cell table:formula="of:=IF([.B373]&gt;[.J430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50.11" calcext:value-type="float">
            <text:p>5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4" calcext:value-type="float">
            <text:p>4</text:p>
          </table:table-cell>
          <table:table-cell table:formula="of:=IF([.B374]&gt;[.J431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8.63" calcext:value-type="float">
            <text:p>3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2" calcext:value-type="float">
            <text:p>2</text:p>
          </table:table-cell>
          <table:table-cell table:formula="of:=IF([.B375]&gt;[.J432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.76" calcext:value-type="float">
            <text:p>82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2" calcext:value-type="float">
            <text:p>2</text:p>
          </table:table-cell>
          <table:table-cell table:formula="of:=IF([.B376]&gt;[.J433])" office:value-type="boolean" office:boolean-value="true" calcext:value-type="boolean">
            <text:p>TRU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4.59" calcext:value-type="float">
            <text:p>44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3" calcext:value-type="float">
            <text:p>3</text:p>
          </table:table-cell>
          <table:table-cell table:formula="of:=IF([.B377]&gt;[.J434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5.76" calcext:value-type="float">
            <text:p>35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5" calcext:value-type="float">
            <text:p>5</text:p>
          </table:table-cell>
          <table:table-cell table:formula="of:=IF([.B378]&gt;[.J435])" office:value-type="boolean" office:boolean-value="true" calcext:value-type="boolean">
            <text:p>TRU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4.94" calcext:value-type="float">
            <text:p>34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3" calcext:value-type="float">
            <text:p>3</text:p>
          </table:table-cell>
          <table:table-cell table:formula="of:=IF([.B379]&gt;[.J436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1.18" calcext:value-type="float">
            <text:p>4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4" calcext:value-type="float">
            <text:p>4</text:p>
          </table:table-cell>
          <table:table-cell table:formula="of:=IF([.B380]&gt;[.J43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.74" calcext:value-type="float">
            <text:p>3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4" calcext:value-type="float">
            <text:p>4</text:p>
          </table:table-cell>
          <table:table-cell table:formula="of:=IF([.B381]&gt;[.J438])" office:value-type="boolean" office:boolean-value="true" calcext:value-type="boolean">
            <text:p>TRU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8.42" calcext:value-type="float">
            <text:p>3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3" calcext:value-type="float">
            <text:p>3</text:p>
          </table:table-cell>
          <table:table-cell table:formula="of:=IF([.B382]&gt;[.J439])" office:value-type="boolean" office:boolean-value="true" calcext:value-type="boolean">
            <text:p>TRU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7.91" calcext:value-type="float">
            <text:p>37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3" calcext:value-type="float">
            <text:p>3</text:p>
          </table:table-cell>
          <table:table-cell table:formula="of:=IF([.B383]&gt;[.J440])"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.28" calcext:value-type="float">
            <text:p>66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2" calcext:value-type="float">
            <text:p>2</text:p>
          </table:table-cell>
          <table:table-cell table:formula="of:=IF([.B384]&gt;[.J441])" office:value-type="boolean" office:boolean-value="true" calcext:value-type="boolean">
            <text:p>TRU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7.71" calcext:value-type="float">
            <text:p>37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2" calcext:value-type="float">
            <text:p>2</text:p>
          </table:table-cell>
          <table:table-cell table:formula="of:=IF([.B385]&gt;[.J442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2" calcext:value-type="float">
            <text:p>2</text:p>
          </table:table-cell>
          <table:table-cell table:formula="of:=IF([.B386]&gt;[.J443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.86" calcext:value-type="float">
            <text:p>63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2" calcext:value-type="float">
            <text:p>2</text:p>
          </table:table-cell>
          <table:table-cell table:formula="of:=IF([.B387]&gt;[.J444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.68" calcext:value-type="float">
            <text:p>5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4" calcext:value-type="float">
            <text:p>4</text:p>
          </table:table-cell>
          <table:table-cell table:formula="of:=IF([.B388]&gt;[.J445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3.24" calcext:value-type="float">
            <text:p>53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2" calcext:value-type="float">
            <text:p>2</text:p>
          </table:table-cell>
          <table:table-cell table:formula="of:=IF([.B389]&gt;[.J446])"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1.54" calcext:value-type="float">
            <text:p>6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3" calcext:value-type="float">
            <text:p>3</text:p>
          </table:table-cell>
          <table:table-cell table:formula="of:=IF([.B390]&gt;[.J447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1.03" calcext:value-type="float">
            <text:p>91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2" calcext:value-type="float">
            <text:p>2</text:p>
          </table:table-cell>
          <table:table-cell table:formula="of:=IF([.B391]&gt;[.J448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2" calcext:value-type="float">
            <text:p>2</text:p>
          </table:table-cell>
          <table:table-cell table:formula="of:=IF([.B392]&gt;[.J44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58" calcext:value-type="float">
            <text:p>89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2" calcext:value-type="float">
            <text:p>2</text:p>
          </table:table-cell>
          <table:table-cell table:formula="of:=IF([.B393]&gt;[.J450])" office:value-type="boolean" office:boolean-value="true" calcext:value-type="boolean">
            <text:p>TRU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6.05" calcext:value-type="float">
            <text:p>46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4" calcext:value-type="float">
            <text:p>4</text:p>
          </table:table-cell>
          <table:table-cell table:formula="of:=IF([.B394]&gt;[.J451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2" calcext:value-type="float">
            <text:p>2</text:p>
          </table:table-cell>
          <table:table-cell table:formula="of:=IF([.B395]&gt;[.J452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3.04" calcext:value-type="float">
            <text:p>5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3" calcext:value-type="float">
            <text:p>3</text:p>
          </table:table-cell>
          <table:table-cell table:formula="of:=IF([.B396]&gt;[.J453])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1.14" calcext:value-type="float">
            <text:p>51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2" calcext:value-type="float">
            <text:p>2</text:p>
          </table:table-cell>
          <table:table-cell table:formula="of:=IF([.B397]&gt;[.J454])"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6.18" calcext:value-type="float">
            <text:p>66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2" calcext:value-type="float">
            <text:p>2</text:p>
          </table:table-cell>
          <table:table-cell table:formula="of:=IF([.B398]&gt;[.J455])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9.52" calcext:value-type="float">
            <text:p>69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2" calcext:value-type="float">
            <text:p>2</text:p>
          </table:table-cell>
          <table:table-cell table:formula="of:=IF([.B399]&gt;[.J456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5.86" calcext:value-type="float">
            <text:p>55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2" calcext:value-type="float">
            <text:p>2</text:p>
          </table:table-cell>
          <table:table-cell table:formula="of:=IF([.B400]&gt;[.J457])" office:value-type="boolean" office:boolean-value="true" calcext:value-type="boolean">
            <text:p>TRU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54.29" calcext:value-type="float">
            <text:p>5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3" calcext:value-type="float">
            <text:p>3</text:p>
          </table:table-cell>
          <table:table-cell table:formula="of:=IF([.B401]&gt;[.J458])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1.43" calcext:value-type="float">
            <text:p>7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3" calcext:value-type="float">
            <text:p>3</text:p>
          </table:table-cell>
          <table:table-cell table:formula="of:=IF([.B402]&gt;[.J459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.83" calcext:value-type="float">
            <text:p>64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11" calcext:value-type="float">
            <text:p>11</text:p>
          </table:table-cell>
          <table:table-cell table:formula="of:=IF([.B403]&gt;[.J460])"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9.63" calcext:value-type="float">
            <text:p>4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5" calcext:value-type="float">
            <text:p>5</text:p>
          </table:table-cell>
          <table:table-cell table:formula="of:=IF([.B404]&gt;[.J461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.18" calcext:value-type="float">
            <text:p>78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8" calcext:value-type="float">
            <text:p>8</text:p>
          </table:table-cell>
          <table:table-cell table:formula="of:=IF([.B405]&gt;[.J462])" office:value-type="boolean" office:boolean-value="true" calcext:value-type="boolean">
            <text:p>TRU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6.03" calcext:value-type="float">
            <text:p>46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9" calcext:value-type="float">
            <text:p>9</text:p>
          </table:table-cell>
          <table:table-cell table:formula="of:=IF([.B406]&gt;[.J463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2.99" calcext:value-type="float">
            <text:p>52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10" calcext:value-type="float">
            <text:p>10</text:p>
          </table:table-cell>
          <table:table-cell table:formula="of:=IF([.B407]&gt;[.J464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1.35" calcext:value-type="float">
            <text:p>51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office:value-type="float" office:value="4" calcext:value-type="float">
            <text:p>4</text:p>
          </table:table-cell>
          <table:table-cell table:formula="of:=IF([.B408]&gt;[.J46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91" calcext:value-type="float">
            <text:p>9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6" calcext:value-type="float">
            <text:p>6</text:p>
          </table:table-cell>
          <table:table-cell table:formula="of:=IF([.B409]&gt;[.J466])" office:value-type="boolean" office:boolean-value="true" calcext:value-type="boolean">
            <text:p>TRU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43.78" calcext:value-type="float">
            <text:p>4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8" calcext:value-type="float">
            <text:p>8</text:p>
          </table:table-cell>
          <table:table-cell table:formula="of:=IF([.B410]&gt;[.J467])" office:value-type="boolean" office:boolean-value="true" calcext:value-type="boolean">
            <text:p>TRU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6.5" calcext:value-type="float">
            <text:p>5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table:formula="of:=IF([.B411]&gt;[.J468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.97" calcext:value-type="float">
            <text:p>75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table:formula="of:=IF([.B412]&gt;[.J469])" office:value-type="boolean" office:boolean-value="true" calcext:value-type="boolean">
            <text:p>TRU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6.67" calcext:value-type="float">
            <text:p>46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6" calcext:value-type="float">
            <text:p>6</text:p>
          </table:table-cell>
          <table:table-cell table:formula="of:=IF([.B413]&gt;[.J470])" office:value-type="boolean" office:boolean-value="true" calcext:value-type="boolean">
            <text:p>TRU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6.64" calcext:value-type="float">
            <text:p>4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13" calcext:value-type="float">
            <text:p>13</text:p>
          </table:table-cell>
          <table:table-cell table:formula="of:=IF([.B414]&gt;[.J471])" office:value-type="boolean" office:boolean-value="true" calcext:value-type="boolean">
            <text:p>TRU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1.38" calcext:value-type="float">
            <text:p>41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9" calcext:value-type="float">
            <text:p>9</text:p>
          </table:table-cell>
          <table:table-cell table:formula="of:=IF([.B415]&gt;[.J47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4.55" calcext:value-type="float">
            <text:p>54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4" calcext:value-type="float">
            <text:p>4</text:p>
          </table:table-cell>
          <table:table-cell table:formula="of:=IF([.B416]&gt;[.J473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5" calcext:value-type="float">
            <text:p>5</text:p>
          </table:table-cell>
          <table:table-cell table:formula="of:=IF([.B417]&gt;[.J474])" office:value-type="boolean" office:boolean-value="true" calcext:value-type="boolean">
            <text:p>TRU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0.84" calcext:value-type="float">
            <text:p>50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8" calcext:value-type="float">
            <text:p>8</text:p>
          </table:table-cell>
          <table:table-cell table:formula="of:=IF([.B418]&gt;[.J475])" office:value-type="boolean" office:boolean-value="true" calcext:value-type="boolean">
            <text:p>TRU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3.43" calcext:value-type="float">
            <text:p>53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4" calcext:value-type="float">
            <text:p>4</text:p>
          </table:table-cell>
          <table:table-cell table:formula="of:=IF([.B419]&gt;[.J476])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3.89" calcext:value-type="float">
            <text:p>53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office:value-type="float" office:value="5" calcext:value-type="float">
            <text:p>5</text:p>
          </table:table-cell>
          <table:table-cell table:formula="of:=IF([.B420]&gt;[.J477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19" calcext:value-type="float">
            <text:p>92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6" calcext:value-type="float">
            <text:p>6</text:p>
          </table:table-cell>
          <table:table-cell table:formula="of:=IF([.B421]&gt;[.J478])" office:value-type="boolean" office:boolean-value="true" calcext:value-type="boolean">
            <text:p>TRU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.96" calcext:value-type="float">
            <text:p>51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6" calcext:value-type="float">
            <text:p>6</text:p>
          </table:table-cell>
          <table:table-cell table:formula="of:=IF([.B422]&gt;[.J479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64" calcext:value-type="float">
            <text:p>5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8" calcext:value-type="float">
            <text:p>8</text:p>
          </table:table-cell>
          <table:table-cell table:formula="of:=IF([.B423]&gt;[.J480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.57" calcext:value-type="float">
            <text:p>58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2" calcext:value-type="float">
            <text:p>2</text:p>
          </table:table-cell>
          <table:table-cell table:formula="of:=IF([.B424]&gt;[.J481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5" calcext:value-type="float">
            <text:p>5</text:p>
          </table:table-cell>
          <table:table-cell table:formula="of:=IF([.B425]&gt;[.J482])" office:value-type="boolean" office:boolean-value="true" calcext:value-type="boolean">
            <text:p>TRU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3" calcext:value-type="float">
            <text:p>3</text:p>
          </table:table-cell>
          <table:table-cell table:formula="of:=IF([.B426]&gt;[.J48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42" calcext:value-type="float">
            <text:p>9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3" calcext:value-type="float">
            <text:p>3</text:p>
          </table:table-cell>
          <table:table-cell table:formula="of:=IF([.B427]&gt;[.J4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8" calcext:value-type="float">
            <text:p>9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table:formula="of:=IF([.B428]&gt;[.J485])" office:value-type="boolean" office:boolean-value="true" calcext:value-type="boolean">
            <text:p>TRU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39.13" calcext:value-type="float">
            <text:p>3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table:formula="of:=IF([.B429]&gt;[.J486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6" calcext:value-type="float">
            <text:p>6</text:p>
          </table:table-cell>
          <table:table-cell table:formula="of:=IF([.B430]&gt;[.J487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.6" calcext:value-type="float">
            <text:p>6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12" calcext:value-type="float">
            <text:p>12</text:p>
          </table:table-cell>
          <table:table-cell table:formula="of:=IF([.B431]&gt;[.J488])" office:value-type="boolean" office:boolean-value="true" calcext:value-type="boolean">
            <text:p>TRU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6.92" calcext:value-type="float">
            <text:p>46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2]&gt;[.J4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2" calcext:value-type="float">
            <text:p>2</text:p>
          </table:table-cell>
          <table:table-cell table:formula="of:=IF([.B433]&gt;[.J490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5" calcext:value-type="float">
            <text:p>5</text:p>
          </table:table-cell>
          <table:table-cell table:formula="of:=IF([.B434]&gt;[.J491])" office:value-type="boolean" office:boolean-value="true" calcext:value-type="boolean">
            <text:p>TRU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59.44" calcext:value-type="float">
            <text:p>5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4" calcext:value-type="float">
            <text:p>4</text:p>
          </table:table-cell>
          <table:table-cell table:formula="of:=IF([.B435]&gt;[.J492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.71" calcext:value-type="float">
            <text:p>8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2" calcext:value-type="float">
            <text:p>2</text:p>
          </table:table-cell>
          <table:table-cell table:formula="of:=IF([.B436]&gt;[.J49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9.36" calcext:value-type="float">
            <text:p>49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5" calcext:value-type="float">
            <text:p>5</text:p>
          </table:table-cell>
          <table:table-cell table:formula="of:=IF([.B437]&gt;[.J494])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.26" calcext:value-type="float">
            <text:p>71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4" calcext:value-type="float">
            <text:p>4</text:p>
          </table:table-cell>
          <table:table-cell table:formula="of:=IF([.B438]&gt;[.J49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.77" calcext:value-type="float">
            <text:p>9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3" calcext:value-type="float">
            <text:p>3</text:p>
          </table:table-cell>
          <table:table-cell table:formula="of:=IF([.B439]&gt;[.J496])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.71" calcext:value-type="float">
            <text:p>88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table:formula="of:=IF([.B440]&gt;[.J497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.68" calcext:value-type="float">
            <text:p>4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7" calcext:value-type="float">
            <text:p>7</text:p>
          </table:table-cell>
          <table:table-cell table:formula="of:=IF([.B441]&gt;[.J498])" office:value-type="boolean" office:boolean-value="true" calcext:value-type="boolean">
            <text:p>TRU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64.56" calcext:value-type="float">
            <text:p>64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table:formula="of:=IF([.B442]&gt;[.J499])" office:value-type="boolean" office:boolean-value="true" calcext:value-type="boolean">
            <text:p>TRU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48.79" calcext:value-type="float">
            <text:p>4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5" calcext:value-type="float">
            <text:p>5</text:p>
          </table:table-cell>
          <table:table-cell table:formula="of:=IF([.B443]&gt;[.J500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.8" calcext:value-type="float">
            <text:p>9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table:formula="of:=IF([.B444]&gt;[.J501])" office:value-type="boolean" office:boolean-value="true" calcext:value-type="boolean">
            <text:p>TRU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.32" calcext:value-type="float">
            <text:p>5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table:formula="of:=IF([.B445]&gt;[.J50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.4" calcext:value-type="float">
            <text:p>6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12" calcext:value-type="float">
            <text:p>12</text:p>
          </table:table-cell>
          <table:table-cell table:formula="of:=IF([.B446]&gt;[.J503])" office:value-type="boolean" office:boolean-value="true" calcext:value-type="boolean">
            <text:p>TRU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0.94" calcext:value-type="float">
            <text:p>5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7" calcext:value-type="float">
            <text:p>7</text:p>
          </table:table-cell>
          <table:table-cell table:formula="of:=IF([.B447]&gt;[.J504])" office:value-type="boolean" office:boolean-value="true" calcext:value-type="boolean">
            <text:p>TRU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8.99" calcext:value-type="float">
            <text:p>4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7" calcext:value-type="float">
            <text:p>7</text:p>
          </table:table-cell>
          <table:table-cell table:formula="of:=IF([.B448]&gt;[.J505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.42" calcext:value-type="float">
            <text:p>6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9" calcext:value-type="float">
            <text:p>9</text:p>
          </table:table-cell>
          <table:table-cell table:formula="of:=IF([.B449]&gt;[.J506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.85" calcext:value-type="float">
            <text:p>50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13" calcext:value-type="float">
            <text:p>13</text:p>
          </table:table-cell>
          <table:table-cell table:formula="of:=IF([.B450]&gt;[.J507])" office:value-type="boolean" office:boolean-value="true" calcext:value-type="boolean">
            <text:p>TRU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9.7" calcext:value-type="float">
            <text:p>4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5" calcext:value-type="float">
            <text:p>5</text:p>
          </table:table-cell>
          <table:table-cell table:formula="of:=IF([.B451]&gt;[.J508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89" calcext:value-type="float">
            <text:p>9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office:value-type="float" office:value="6" calcext:value-type="float">
            <text:p>6</text:p>
          </table:table-cell>
          <table:table-cell table:formula="of:=IF([.B452]&gt;[.J50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23" calcext:value-type="float">
            <text:p>87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2" calcext:value-type="float">
            <text:p>2</text:p>
          </table:table-cell>
          <table:table-cell table:formula="of:=IF([.B453]&gt;[.J510])" office:value-type="boolean" office:boolean-value="true" calcext:value-type="boolean">
            <text:p>TRU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8.29" calcext:value-type="float">
            <text:p>48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2" calcext:value-type="float">
            <text:p>2</text:p>
          </table:table-cell>
          <table:table-cell table:formula="of:=IF([.B454]&gt;[.J511]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8.62" calcext:value-type="float">
            <text:p>88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2" calcext:value-type="float">
            <text:p>2</text:p>
          </table:table-cell>
          <table:table-cell table:formula="of:=IF([.B455]&gt;[.J51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2.06" calcext:value-type="float">
            <text:p>52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2" calcext:value-type="float">
            <text:p>2</text:p>
          </table:table-cell>
          <table:table-cell table:formula="of:=IF([.B456]&gt;[.J513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.69" calcext:value-type="float">
            <text:p>5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2" calcext:value-type="float">
            <text:p>2</text:p>
          </table:table-cell>
          <table:table-cell table:formula="of:=IF([.B457]&gt;[.J514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office:value-type="float" office:value="4" calcext:value-type="float">
            <text:p>4</text:p>
          </table:table-cell>
          <table:table-cell table:formula="of:=IF([.B458]&gt;[.J515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59" calcext:value-type="float">
            <text:p>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4" calcext:value-type="float">
            <text:p>4</text:p>
          </table:table-cell>
          <table:table-cell table:formula="of:=IF([.B459]&gt;[.J516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4" calcext:value-type="float">
            <text:p>4</text:p>
          </table:table-cell>
          <table:table-cell table:formula="of:=IF([.B460]&gt;[.J517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.24" calcext:value-type="float">
            <text:p>61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6" calcext:value-type="float">
            <text:p>6</text:p>
          </table:table-cell>
          <table:table-cell table:formula="of:=IF([.B461]&gt;[.J51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.52" calcext:value-type="float">
            <text:p>6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4" calcext:value-type="float">
            <text:p>4</text:p>
          </table:table-cell>
          <table:table-cell table:formula="of:=IF([.B462]&gt;[.J519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.29" calcext:value-type="float">
            <text:p>65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4" calcext:value-type="float">
            <text:p>4</text:p>
          </table:table-cell>
          <table:table-cell table:formula="of:=IF([.B463]&gt;[.J520])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.63" calcext:value-type="float">
            <text:p>9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6" calcext:value-type="float">
            <text:p>6</text:p>
          </table:table-cell>
          <table:table-cell table:formula="of:=IF([.B464]&gt;[.J521])" office:value-type="boolean" office:boolean-value="true" calcext:value-type="boolean">
            <text:p>TRU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54.13" calcext:value-type="float">
            <text:p>54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table:formula="of:=IF([.B465]&gt;[.J522])" office:value-type="boolean" office:boolean-value="true" calcext:value-type="boolean">
            <text:p>TRU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.21" calcext:value-type="float">
            <text:p>57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table:formula="of:=IF([.B466]&gt;[.J523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7.07" calcext:value-type="float">
            <text:p>57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11" calcext:value-type="float">
            <text:p>11</text:p>
          </table:table-cell>
          <table:table-cell table:formula="of:=IF([.B467]&gt;[.J524])" office:value-type="boolean" office:boolean-value="true" calcext:value-type="boolean">
            <text:p>TRU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50.08" calcext:value-type="float">
            <text:p>5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6" calcext:value-type="float">
            <text:p>6</text:p>
          </table:table-cell>
          <table:table-cell table:formula="of:=IF([.B468]&gt;[.J525])" office:value-type="boolean" office:boolean-value="true" calcext:value-type="boolean">
            <text:p>TRU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4.38" calcext:value-type="float">
            <text:p>54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7" calcext:value-type="float">
            <text:p>7</text:p>
          </table:table-cell>
          <table:table-cell table:formula="of:=IF([.B469]&gt;[.J526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3" calcext:value-type="float">
            <text:p>3</text:p>
          </table:table-cell>
          <table:table-cell table:formula="of:=IF([.B470]&gt;[.J527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4" calcext:value-type="float">
            <text:p>4</text:p>
          </table:table-cell>
          <table:table-cell table:formula="of:=IF([.B471]&gt;[.J528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3" calcext:value-type="float">
            <text:p>3</text:p>
          </table:table-cell>
          <table:table-cell table:formula="of:=IF([.B472]&gt;[.J529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.25" calcext:value-type="float">
            <text:p>86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3" calcext:value-type="float">
            <text:p>3</text:p>
          </table:table-cell>
          <table:table-cell table:formula="of:=IF([.B473]&gt;[.J530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23" calcext:value-type="float">
            <text:p>9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13" calcext:value-type="float">
            <text:p>13</text:p>
          </table:table-cell>
          <table:table-cell table:formula="of:=IF([.B474]&gt;[.J531])" office:value-type="boolean" office:boolean-value="true" calcext:value-type="boolean">
            <text:p>TRUE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37.27" calcext:value-type="float">
            <text:p>37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7" calcext:value-type="float">
            <text:p>7</text:p>
          </table:table-cell>
          <table:table-cell table:formula="of:=IF([.B475]&gt;[.J532])" office:value-type="boolean" office:boolean-value="true" calcext:value-type="boolean">
            <text:p>TRU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5.7" calcext:value-type="float">
            <text:p>55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4" calcext:value-type="float">
            <text:p>4</text:p>
          </table:table-cell>
          <table:table-cell table:formula="of:=IF([.B476]&gt;[.J533])" office:value-type="boolean" office:boolean-value="true" calcext:value-type="boolean">
            <text:p>TRU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6.91" calcext:value-type="float">
            <text:p>56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3" calcext:value-type="float">
            <text:p>3</text:p>
          </table:table-cell>
          <table:table-cell table:formula="of:=IF([.B477]&gt;[.J534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.96" calcext:value-type="float">
            <text:p>8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3" calcext:value-type="float">
            <text:p>3</text:p>
          </table:table-cell>
          <table:table-cell table:formula="of:=IF([.B478]&gt;[.J53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13" calcext:value-type="float">
            <text:p>89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14" calcext:value-type="float">
            <text:p>14</text:p>
          </table:table-cell>
          <table:table-cell table:formula="of:=IF([.B479]&gt;[.J536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.68" calcext:value-type="float">
            <text:p>6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6" calcext:value-type="float">
            <text:p>6</text:p>
          </table:table-cell>
          <table:table-cell table:formula="of:=IF([.B480]&gt;[.J537])"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.19" calcext:value-type="float">
            <text:p>67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3" calcext:value-type="float">
            <text:p>3</text:p>
          </table:table-cell>
          <table:table-cell table:formula="of:=IF([.B481]&gt;[.J53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.78" calcext:value-type="float">
            <text:p>90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4" calcext:value-type="float">
            <text:p>4</text:p>
          </table:table-cell>
          <table:table-cell table:formula="of:=IF([.B482]&gt;[.J539])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7.98" calcext:value-type="float">
            <text:p>57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2" calcext:value-type="float">
            <text:p>2</text:p>
          </table:table-cell>
          <table:table-cell table:formula="of:=IF([.B483]&gt;[.J540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3" calcext:value-type="float">
            <text:p>3</text:p>
          </table:table-cell>
          <table:table-cell table:formula="of:=IF([.B484]&gt;[.J541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3" calcext:value-type="float">
            <text:p>3</text:p>
          </table:table-cell>
          <table:table-cell table:formula="of:=IF([.B485]&gt;[.J54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office:value-type="float" office:value="5" calcext:value-type="float">
            <text:p>5</text:p>
          </table:table-cell>
          <table:table-cell table:formula="of:=IF([.B486]&gt;[.J543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.8" calcext:value-type="float">
            <text:p>89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12" calcext:value-type="float">
            <text:p>12</text:p>
          </table:table-cell>
          <table:table-cell table:formula="of:=IF([.B487]&gt;[.J544])" office:value-type="boolean" office:boolean-value="true" calcext:value-type="boolean">
            <text:p>TRU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2" calcext:value-type="float">
            <text:p>2</text:p>
          </table:table-cell>
          <table:table-cell table:formula="of:=IF([.B488]&gt;[.J54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48" calcext:value-type="float">
            <text:p>84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3" calcext:value-type="float">
            <text:p>3</text:p>
          </table:table-cell>
          <table:table-cell table:formula="of:=IF([.B489]&gt;[.J546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74" calcext:value-type="float">
            <text:p>9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6" calcext:value-type="float">
            <text:p>6</text:p>
          </table:table-cell>
          <table:table-cell table:formula="of:=IF([.B490]&gt;[.J547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.9" calcext:value-type="float">
            <text:p>85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2" calcext:value-type="float">
            <text:p>2</text:p>
          </table:table-cell>
          <table:table-cell table:formula="of:=IF([.B491]&gt;[.J548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.21" calcext:value-type="float">
            <text:p>86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2" calcext:value-type="float">
            <text:p>2</text:p>
          </table:table-cell>
          <table:table-cell table:formula="of:=IF([.B492]&gt;[.J54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5" calcext:value-type="float">
            <text:p>5</text:p>
          </table:table-cell>
          <table:table-cell table:formula="of:=IF([.B493]&gt;[.J550])" office:value-type="boolean" office:boolean-value="true" calcext:value-type="boolean">
            <text:p>TRU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0.07" calcext:value-type="float">
            <text:p>60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2" calcext:value-type="float">
            <text:p>2</text:p>
          </table:table-cell>
          <table:table-cell table:formula="of:=IF([.B494]&gt;[.J551])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8.39" calcext:value-type="float">
            <text:p>48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office:value-type="float" office:value="4" calcext:value-type="float">
            <text:p>4</text:p>
          </table:table-cell>
          <table:table-cell table:formula="of:=IF([.B495]&gt;[.J55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.49" calcext:value-type="float">
            <text:p>91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4" calcext:value-type="float">
            <text:p>4</text:p>
          </table:table-cell>
          <table:table-cell table:formula="of:=IF([.B496]&gt;[.J553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2" calcext:value-type="float">
            <text:p>2</text:p>
          </table:table-cell>
          <table:table-cell table:formula="of:=IF([.B497]&gt;[.J554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.24" calcext:value-type="float">
            <text:p>90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4" calcext:value-type="float">
            <text:p>4</text:p>
          </table:table-cell>
          <table:table-cell table:formula="of:=IF([.B498]&gt;[.J555])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1.43" calcext:value-type="float">
            <text:p>5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3" calcext:value-type="float">
            <text:p>3</text:p>
          </table:table-cell>
          <table:table-cell table:formula="of:=IF([.B499]&gt;[.J55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.96" calcext:value-type="float">
            <text:p>8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4" calcext:value-type="float">
            <text:p>4</text:p>
          </table:table-cell>
          <table:table-cell table:formula="of:=IF([.B500]&gt;[.J557])" office:value-type="boolean" office:boolean-value="true" calcext:value-type="boolean">
            <text:p>TRU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50.32" calcext:value-type="float">
            <text:p>50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7" calcext:value-type="float">
            <text:p>7</text:p>
          </table:table-cell>
          <table:table-cell table:formula="of:=IF([.B501]&gt;[.J558])" office:value-type="boolean" office:boolean-value="true" calcext:value-type="boolean">
            <text:p>TRU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5.45" calcext:value-type="float">
            <text:p>45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8" calcext:value-type="float">
            <text:p>8</text:p>
          </table:table-cell>
          <table:table-cell table:formula="of:=IF([.B502]&gt;[.J559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52" calcext:value-type="float">
            <text:p>58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8" calcext:value-type="float">
            <text:p>8</text:p>
          </table:table-cell>
          <table:table-cell table:formula="of:=IF([.B503]&gt;[.J560])" office:value-type="boolean" office:boolean-value="true" calcext:value-type="boolean">
            <text:p>TRU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2.7" calcext:value-type="float">
            <text:p>5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7" calcext:value-type="float">
            <text:p>7</text:p>
          </table:table-cell>
          <table:table-cell table:formula="of:=IF([.B504]&gt;[.J561])" office:value-type="boolean" office:boolean-value="true" calcext:value-type="boolean">
            <text:p>TRU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47.19" calcext:value-type="float">
            <text:p>47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office:value-type="float" office:value="4" calcext:value-type="float">
            <text:p>4</text:p>
          </table:table-cell>
          <table:table-cell table:formula="of:=IF([.B505]&gt;[.J562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9" calcext:value-type="float">
            <text:p>9</text:p>
          </table:table-cell>
          <table:table-cell table:formula="of:=IF([.B506]&gt;[.J563])" office:value-type="boolean" office:boolean-value="true" calcext:value-type="boolean">
            <text:p>TRU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4.37" calcext:value-type="float">
            <text:p>44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office:value-type="float" office:value="5" calcext:value-type="float">
            <text:p>5</text:p>
          </table:table-cell>
          <table:table-cell table:formula="of:=IF([.B507]&gt;[.J56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5" calcext:value-type="float">
            <text:p>5</text:p>
          </table:table-cell>
          <table:table-cell table:formula="of:=IF([.B508]&gt;[.J565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.01" calcext:value-type="float">
            <text:p>91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6" calcext:value-type="float">
            <text:p>6</text:p>
          </table:table-cell>
          <table:table-cell table:formula="of:=IF([.B509]&gt;[.J56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8.35" calcext:value-type="float">
            <text:p>88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9" calcext:value-type="float">
            <text:p>9</text:p>
          </table:table-cell>
          <table:table-cell table:formula="of:=IF([.B510]&gt;[.J567])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.94" calcext:value-type="float">
            <text:p>4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7" calcext:value-type="float">
            <text:p>7</text:p>
          </table:table-cell>
          <table:table-cell table:formula="of:=IF([.B511]&gt;[.J56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4.21" calcext:value-type="float">
            <text:p>54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6" calcext:value-type="float">
            <text:p>16</text:p>
          </table:table-cell>
          <table:table-cell table:formula="of:=IF([.B512]&gt;[.J569])" office:value-type="boolean" office:boolean-value="true" calcext:value-type="boolean">
            <text:p>TRU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3.55" calcext:value-type="float">
            <text:p>43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8" calcext:value-type="float">
            <text:p>8</text:p>
          </table:table-cell>
          <table:table-cell table:formula="of:=IF([.B513]&gt;[.J570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77" calcext:value-type="float">
            <text:p>53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4" calcext:value-type="float">
            <text:p>4</text:p>
          </table:table-cell>
          <table:table-cell table:formula="of:=IF([.B514]&gt;[.J57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43" calcext:value-type="float">
            <text:p>91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5" calcext:value-type="float">
            <text:p>5</text:p>
          </table:table-cell>
          <table:table-cell table:formula="of:=IF([.B515]&gt;[.J572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2" calcext:value-type="float">
            <text:p>2</text:p>
          </table:table-cell>
          <table:table-cell table:formula="of:=IF([.B516]&gt;[.J573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2" calcext:value-type="float">
            <text:p>2</text:p>
          </table:table-cell>
          <table:table-cell table:formula="of:=IF([.B517]&gt;[.J574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2" calcext:value-type="float">
            <text:p>2</text:p>
          </table:table-cell>
          <table:table-cell table:formula="of:=IF([.B518]&gt;[.J575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65" calcext:value-type="float">
            <text:p>8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2" calcext:value-type="float">
            <text:p>2</text:p>
          </table:table-cell>
          <table:table-cell table:formula="of:=IF([.B519]&gt;[.J576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33" calcext:value-type="float">
            <text:p>8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2" calcext:value-type="float">
            <text:p>2</text:p>
          </table:table-cell>
          <table:table-cell table:formula="of:=IF([.B520]&gt;[.J577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.95" calcext:value-type="float">
            <text:p>8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2" calcext:value-type="float">
            <text:p>2</text:p>
          </table:table-cell>
          <table:table-cell table:formula="of:=IF([.B521]&gt;[.J578])"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.66" calcext:value-type="float">
            <text:p>7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7" calcext:value-type="float">
            <text:p>7</text:p>
          </table:table-cell>
          <table:table-cell table:formula="of:=IF([.B522]&gt;[.J579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4.72" calcext:value-type="float">
            <text:p>44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4" calcext:value-type="float">
            <text:p>4</text:p>
          </table:table-cell>
          <table:table-cell table:formula="of:=IF([.B523]&gt;[.J580])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.99" calcext:value-type="float">
            <text:p>88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7" calcext:value-type="float">
            <text:p>7</text:p>
          </table:table-cell>
          <table:table-cell table:formula="of:=IF([.B524]&gt;[.J581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2.47" calcext:value-type="float">
            <text:p>52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5" calcext:value-type="float">
            <text:p>5</text:p>
          </table:table-cell>
          <table:table-cell table:formula="of:=IF([.B525]&gt;[.J582])"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9.7" calcext:value-type="float">
            <text:p>89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8" calcext:value-type="float">
            <text:p>8</text:p>
          </table:table-cell>
          <table:table-cell table:formula="of:=IF([.B526]&gt;[.J583])" office:value-type="boolean" office:boolean-value="true" calcext:value-type="boolean">
            <text:p>TRU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52.59" calcext:value-type="float">
            <text:p>5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7" calcext:value-type="float">
            <text:p>7</text:p>
          </table:table-cell>
          <table:table-cell table:formula="of:=IF([.B527]&gt;[.J58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4.3" calcext:value-type="float">
            <text:p>54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7" calcext:value-type="float">
            <text:p>7</text:p>
          </table:table-cell>
          <table:table-cell table:formula="of:=IF([.B528]&gt;[.J585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8.42" calcext:value-type="float">
            <text:p>4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8" calcext:value-type="float">
            <text:p>8</text:p>
          </table:table-cell>
          <table:table-cell table:formula="of:=IF([.B529]&gt;[.J586])" office:value-type="boolean" office:boolean-value="true" calcext:value-type="boolean">
            <text:p>TRU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6.93" calcext:value-type="float">
            <text:p>46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3" calcext:value-type="float">
            <text:p>3</text:p>
          </table:table-cell>
          <table:table-cell table:formula="of:=IF([.B530]&gt;[.J587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.26" calcext:value-type="float">
            <text:p>60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8" calcext:value-type="float">
            <text:p>8</text:p>
          </table:table-cell>
          <table:table-cell table:formula="of:=IF([.B531]&gt;[.J588])" office:value-type="boolean" office:boolean-value="true" calcext:value-type="boolean">
            <text:p>TRU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54.19" calcext:value-type="float">
            <text:p>54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5" calcext:value-type="float">
            <text:p>5</text:p>
          </table:table-cell>
          <table:table-cell table:formula="of:=IF([.B532]&gt;[.J5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46" calcext:value-type="float">
            <text:p>88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6" calcext:value-type="float">
            <text:p>6</text:p>
          </table:table-cell>
          <table:table-cell table:formula="of:=IF([.B533]&gt;[.J590])"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0.37" calcext:value-type="float">
            <text:p>60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4" calcext:value-type="float">
            <text:p>4</text:p>
          </table:table-cell>
          <table:table-cell table:formula="of:=IF([.B534]&gt;[.J591]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.88" calcext:value-type="float">
            <text:p>87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4" calcext:value-type="float">
            <text:p>4</text:p>
          </table:table-cell>
          <table:table-cell table:formula="of:=IF([.B535]&gt;[.J592])" office:value-type="boolean" office:boolean-value="true" calcext:value-type="boolean">
            <text:p>TRU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2.42" calcext:value-type="float">
            <text:p>32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7" calcext:value-type="float">
            <text:p>7</text:p>
          </table:table-cell>
          <table:table-cell table:formula="of:=IF([.B536]&gt;[.J593])" office:value-type="boolean" office:boolean-value="true" calcext:value-type="boolean">
            <text:p>TRU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9.81" calcext:value-type="float">
            <text:p>4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0" calcext:value-type="float">
            <text:p>10</text:p>
          </table:table-cell>
          <table:table-cell table:formula="of:=IF([.B537]&gt;[.J594])" office:value-type="boolean" office:boolean-value="true" calcext:value-type="boolean">
            <text:p>TRU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58.41" calcext:value-type="float">
            <text:p>58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4" calcext:value-type="float">
            <text:p>4</text:p>
          </table:table-cell>
          <table:table-cell table:formula="of:=IF([.B538]&gt;[.J595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.75" calcext:value-type="float">
            <text:p>8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5" calcext:value-type="float">
            <text:p>5</text:p>
          </table:table-cell>
          <table:table-cell table:formula="of:=IF([.B539]&gt;[.J596])" office:value-type="boolean" office:boolean-value="true" calcext:value-type="boolean">
            <text:p>TRU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4.29" calcext:value-type="float">
            <text:p>4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5" calcext:value-type="float">
            <text:p>5</text:p>
          </table:table-cell>
          <table:table-cell table:formula="of:=IF([.B540]&gt;[.J597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0.07" calcext:value-type="float">
            <text:p>70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table:formula="of:=IF([.B541]&gt;[.J598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7.01" calcext:value-type="float">
            <text:p>57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4" calcext:value-type="float">
            <text:p>4</text:p>
          </table:table-cell>
          <table:table-cell table:formula="of:=IF([.B542]&gt;[.J599])" office:value-type="boolean" office:boolean-value="true" calcext:value-type="boolean">
            <text:p>TRU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53.14" calcext:value-type="float">
            <text:p>53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4" calcext:value-type="float">
            <text:p>4</text:p>
          </table:table-cell>
          <table:table-cell table:formula="of:=IF([.B543]&gt;[.J600])" office:value-type="boolean" office:boolean-value="true" calcext:value-type="boolean">
            <text:p>TRU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7.31" calcext:value-type="float">
            <text:p>5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9" calcext:value-type="float">
            <text:p>9</text:p>
          </table:table-cell>
          <table:table-cell table:formula="of:=IF([.B544]&gt;[.J601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5.53" calcext:value-type="float">
            <text:p>55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8" calcext:value-type="float">
            <text:p>8</text:p>
          </table:table-cell>
          <table:table-cell table:formula="of:=IF([.B545]&gt;[.J602])" office:value-type="boolean" office:boolean-value="true" calcext:value-type="boolean">
            <text:p>TRU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52.91" calcext:value-type="float">
            <text:p>52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9" calcext:value-type="float">
            <text:p>9</text:p>
          </table:table-cell>
          <table:table-cell table:formula="of:=IF([.B546]&gt;[.J603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53.79" calcext:value-type="float">
            <text:p>53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8" calcext:value-type="float">
            <text:p>8</text:p>
          </table:table-cell>
          <table:table-cell table:formula="of:=IF([.B547]&gt;[.J604])" office:value-type="boolean" office:boolean-value="true" calcext:value-type="boolean">
            <text:p>TRU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1.72" calcext:value-type="float">
            <text:p>51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8" calcext:value-type="float">
            <text:p>8</text:p>
          </table:table-cell>
          <table:table-cell table:formula="of:=IF([.B548]&gt;[.J605])" office:value-type="boolean" office:boolean-value="true" calcext:value-type="boolean">
            <text:p>TRU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4.26" calcext:value-type="float">
            <text:p>44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5" calcext:value-type="float">
            <text:p>5</text:p>
          </table:table-cell>
          <table:table-cell table:formula="of:=IF([.B549]&gt;[.J606])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.03" calcext:value-type="float">
            <text:p>59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6" calcext:value-type="float">
            <text:p>6</text:p>
          </table:table-cell>
          <table:table-cell table:formula="of:=IF([.B550]&gt;[.J607])"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.47" calcext:value-type="float">
            <text:p>6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6" calcext:value-type="float">
            <text:p>6</text:p>
          </table:table-cell>
          <table:table-cell table:formula="of:=IF([.B551]&gt;[.J608])"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0.08" calcext:value-type="float">
            <text:p>7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table:formula="of:=IF([.B552]&gt;[.J609])" office:value-type="boolean" office:boolean-value="true" calcext:value-type="boolean">
            <text:p>TRU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8.81" calcext:value-type="float">
            <text:p>5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1" calcext:value-type="float">
            <text:p>11</text:p>
          </table:table-cell>
          <table:table-cell table:formula="of:=IF([.B553]&gt;[.J610])" office:value-type="boolean" office:boolean-value="true" calcext:value-type="boolean">
            <text:p>TRU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table:formula="of:=IF([.B554]&gt;[.J611])" office:value-type="boolean" office:boolean-value="true" calcext:value-type="boolean">
            <text:p>TRU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9.53" calcext:value-type="float">
            <text:p>69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9" calcext:value-type="float">
            <text:p>9</text:p>
          </table:table-cell>
          <table:table-cell table:formula="of:=IF([.B555]&gt;[.J612])" office:value-type="boolean" office:boolean-value="true" calcext:value-type="boolean">
            <text:p>TRU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.33" calcext:value-type="float">
            <text:p>5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6" calcext:value-type="float">
            <text:p>6</text:p>
          </table:table-cell>
          <table:table-cell table:formula="of:=IF([.B556]&gt;[.J613])" office:value-type="boolean" office:boolean-value="true" calcext:value-type="boolean">
            <text:p>TRU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4.73" calcext:value-type="float">
            <text:p>54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5" calcext:value-type="float">
            <text:p>5</text:p>
          </table:table-cell>
          <table:table-cell table:formula="of:=IF([.B557]&gt;[.J61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47" calcext:value-type="float">
            <text:p>8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7" calcext:value-type="float">
            <text:p>7</text:p>
          </table:table-cell>
          <table:table-cell table:formula="of:=IF([.B558]&gt;[.J61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3" calcext:value-type="float">
            <text:p>3</text:p>
          </table:table-cell>
          <table:table-cell table:formula="of:=IF([.B559]&gt;[.J616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.76" calcext:value-type="float">
            <text:p>87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7" calcext:value-type="float">
            <text:p>7</text:p>
          </table:table-cell>
          <table:table-cell table:formula="of:=IF([.B560]&gt;[.J617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table:formula="of:=IF([.B561]&gt;[.J618])" office:value-type="boolean" office:boolean-value="true" calcext:value-type="boolean">
            <text:p>TRU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table:formula="of:=IF([.B562]&gt;[.J619])" office:value-type="boolean" office:boolean-value="true" calcext:value-type="boolean">
            <text:p>TRU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49.64" calcext:value-type="float">
            <text:p>49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9" calcext:value-type="float">
            <text:p>19</text:p>
          </table:table-cell>
          <table:table-cell table:formula="of:=IF([.B563]&gt;[.J620])" office:value-type="boolean" office:boolean-value="true" calcext:value-type="boolean">
            <text:p>TRUE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48.29" calcext:value-type="float">
            <text:p>48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8" calcext:value-type="float">
            <text:p>18</text:p>
          </table:table-cell>
          <table:table-cell table:formula="of:=IF([.B564]&gt;[.J621])" office:value-type="boolean" office:boolean-value="true" calcext:value-type="boolean">
            <text:p>TRU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1.28" calcext:value-type="float">
            <text:p>5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0" calcext:value-type="float">
            <text:p>10</text:p>
          </table:table-cell>
          <table:table-cell table:formula="of:=IF([.B565]&gt;[.J622])"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5.26" calcext:value-type="float">
            <text:p>65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4" calcext:value-type="float">
            <text:p>4</text:p>
          </table:table-cell>
          <table:table-cell table:formula="of:=IF([.B566]&gt;[.J623])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7.08" calcext:value-type="float">
            <text:p>47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1" calcext:value-type="float">
            <text:p>11</text:p>
          </table:table-cell>
          <table:table-cell table:formula="of:=IF([.B567]&gt;[.J624])" office:value-type="boolean" office:boolean-value="true" calcext:value-type="boolean">
            <text:p>TRU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9" calcext:value-type="float">
            <text:p>9</text:p>
          </table:table-cell>
          <table:table-cell table:formula="of:=IF([.B568]&gt;[.J625])" office:value-type="boolean" office:boolean-value="true" calcext:value-type="boolean">
            <text:p>TRU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49.24" calcext:value-type="float">
            <text:p>49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0" calcext:value-type="float">
            <text:p>10</text:p>
          </table:table-cell>
          <table:table-cell table:formula="of:=IF([.B569]&gt;[.J626])" office:value-type="boolean" office:boolean-value="true" calcext:value-type="boolean">
            <text:p>TRU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61.68" calcext:value-type="float">
            <text:p>61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2" calcext:value-type="float">
            <text:p>2</text:p>
          </table:table-cell>
          <table:table-cell table:formula="of:=IF([.B570]&gt;[.J627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.68" calcext:value-type="float">
            <text:p>8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3" calcext:value-type="float">
            <text:p>3</text:p>
          </table:table-cell>
          <table:table-cell table:formula="of:=IF([.B571]&gt;[.J628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31" calcext:value-type="float">
            <text:p>92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office:value-type="float" office:value="5" calcext:value-type="float">
            <text:p>5</text:p>
          </table:table-cell>
          <table:table-cell table:formula="of:=IF([.B572]&gt;[.J629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53" calcext:value-type="float">
            <text:p>91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4" calcext:value-type="float">
            <text:p>4</text:p>
          </table:table-cell>
          <table:table-cell table:formula="of:=IF([.B573]&gt;[.J630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3" calcext:value-type="float">
            <text:p>91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3" calcext:value-type="float">
            <text:p>3</text:p>
          </table:table-cell>
          <table:table-cell table:formula="of:=IF([.B574]&gt;[.J631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.33" calcext:value-type="float">
            <text:p>6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5" calcext:value-type="float">
            <text:p>5</text:p>
          </table:table-cell>
          <table:table-cell table:formula="of:=IF([.B575]&gt;[.J632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5" calcext:value-type="float">
            <text:p>5</text:p>
          </table:table-cell>
          <table:table-cell table:formula="of:=IF([.B576]&gt;[.J633])" office:value-type="boolean" office:boolean-value="true" calcext:value-type="boolean">
            <text:p>TRU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.04" calcext:value-type="float">
            <text:p>5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3" calcext:value-type="float">
            <text:p>3</text:p>
          </table:table-cell>
          <table:table-cell table:formula="of:=IF([.B577]&gt;[.J634])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.21" calcext:value-type="float">
            <text:p>84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2" calcext:value-type="float">
            <text:p>2</text:p>
          </table:table-cell>
          <table:table-cell table:formula="of:=IF([.B578]&gt;[.J635])"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.94" calcext:value-type="float">
            <text:p>5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2" calcext:value-type="float">
            <text:p>2</text:p>
          </table:table-cell>
          <table:table-cell table:formula="of:=IF([.B579]&gt;[.J636])" office:value-type="boolean" office:boolean-value="true" calcext:value-type="boolean">
            <text:p>TRU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2.41" calcext:value-type="float">
            <text:p>62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2" calcext:value-type="float">
            <text:p>2</text:p>
          </table:table-cell>
          <table:table-cell table:formula="of:=IF([.B580]&gt;[.J637]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2.81" calcext:value-type="float">
            <text:p>62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2" calcext:value-type="float">
            <text:p>2</text:p>
          </table:table-cell>
          <table:table-cell table:formula="of:=IF([.B581]&gt;[.J638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5.79" calcext:value-type="float">
            <text:p>6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2" calcext:value-type="float">
            <text:p>2</text:p>
          </table:table-cell>
          <table:table-cell table:formula="of:=IF([.B582]&gt;[.J639])"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.18" calcext:value-type="float">
            <text:p>59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3" calcext:value-type="float">
            <text:p>3</text:p>
          </table:table-cell>
          <table:table-cell table:formula="of:=IF([.B583]&gt;[.J64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4" calcext:value-type="float">
            <text:p>4</text:p>
          </table:table-cell>
          <table:table-cell table:formula="of:=IF([.B584]&gt;[.J641]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.89" calcext:value-type="float">
            <text:p>68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3" calcext:value-type="float">
            <text:p>3</text:p>
          </table:table-cell>
          <table:table-cell table:formula="of:=IF([.B585]&gt;[.J642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8.33" calcext:value-type="float">
            <text:p>7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7" calcext:value-type="float">
            <text:p>7</text:p>
          </table:table-cell>
          <table:table-cell table:formula="of:=IF([.B586]&gt;[.J643])" office:value-type="boolean" office:boolean-value="true" calcext:value-type="boolean">
            <text:p>TRU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2.66" calcext:value-type="float">
            <text:p>6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9" calcext:value-type="float">
            <text:p>9</text:p>
          </table:table-cell>
          <table:table-cell table:formula="of:=IF([.B587]&gt;[.J644])"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1.06" calcext:value-type="float">
            <text:p>61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8" calcext:value-type="float">
            <text:p>8</text:p>
          </table:table-cell>
          <table:table-cell table:formula="of:=IF([.B588]&gt;[.J645])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2.48" calcext:value-type="float">
            <text:p>6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6" calcext:value-type="float">
            <text:p>6</text:p>
          </table:table-cell>
          <table:table-cell table:formula="of:=IF([.B589]&gt;[.J646])" office:value-type="boolean" office:boolean-value="true" calcext:value-type="boolean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2" calcext:value-type="float">
            <text:p>12</text:p>
          </table:table-cell>
          <table:table-cell table:formula="of:=IF([.B590]&gt;[.J647])" office:value-type="boolean" office:boolean-value="true" calcext:value-type="boolean">
            <text:p>TRU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49.66" calcext:value-type="float">
            <text:p>49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7" calcext:value-type="float">
            <text:p>7</text:p>
          </table:table-cell>
          <table:table-cell table:formula="of:=IF([.B591]&gt;[.J648])" office:value-type="boolean" office:boolean-value="true" calcext:value-type="boolean">
            <text:p>TRU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52.79" calcext:value-type="float">
            <text:p>52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8" calcext:value-type="float">
            <text:p>8</text:p>
          </table:table-cell>
          <table:table-cell table:formula="of:=IF([.B592]&gt;[.J649])" office:value-type="boolean" office:boolean-value="true" calcext:value-type="boolean">
            <text:p>TRU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8.77" calcext:value-type="float">
            <text:p>58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7" calcext:value-type="float">
            <text:p>7</text:p>
          </table:table-cell>
          <table:table-cell table:formula="of:=IF([.B593]&gt;[.J650])" office:value-type="boolean" office:boolean-value="true" calcext:value-type="boolean">
            <text:p>TRU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0.7" calcext:value-type="float">
            <text:p>6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4" calcext:value-type="float">
            <text:p>4</text:p>
          </table:table-cell>
          <table:table-cell table:formula="of:=IF([.B594]&gt;[.J651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.97" calcext:value-type="float">
            <text:p>91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9" calcext:value-type="float">
            <text:p>9</text:p>
          </table:table-cell>
          <table:table-cell table:formula="of:=IF([.B595]&gt;[.J652])"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8.72" calcext:value-type="float">
            <text:p>58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4" calcext:value-type="float">
            <text:p>4</text:p>
          </table:table-cell>
          <table:table-cell table:formula="of:=IF([.B596]&gt;[.J653]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9.69" calcext:value-type="float">
            <text:p>89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4" calcext:value-type="float">
            <text:p>4</text:p>
          </table:table-cell>
          <table:table-cell table:formula="of:=IF([.B597]&gt;[.J654])"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8" calcext:value-type="float">
            <text:p>8</text:p>
          </table:table-cell>
          <table:table-cell table:formula="of:=IF([.B598]&gt;[.J655])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0.29" calcext:value-type="float">
            <text:p>60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4" calcext:value-type="float">
            <text:p>4</text:p>
          </table:table-cell>
          <table:table-cell table:formula="of:=IF([.B599]&gt;[.J656]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3.28" calcext:value-type="float">
            <text:p>73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5" calcext:value-type="float">
            <text:p>5</text:p>
          </table:table-cell>
          <table:table-cell table:formula="of:=IF([.B600]&gt;[.J657])" office:value-type="boolean" office:boolean-value="true" calcext:value-type="boolean">
            <text:p>TRU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7.69" calcext:value-type="float">
            <text:p>5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3" calcext:value-type="float">
            <text:p>3</text:p>
          </table:table-cell>
          <table:table-cell table:formula="of:=IF([.B601]&gt;[.J658])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1.28" calcext:value-type="float">
            <text:p>9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office:value-type="float" office:value="4" calcext:value-type="float">
            <text:p>4</text:p>
          </table:table-cell>
          <table:table-cell table:formula="of:=IF([.B602]&gt;[.J659])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.98" calcext:value-type="float">
            <text:p>92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3" calcext:value-type="float">
            <text:p>3</text:p>
          </table:table-cell>
          <table:table-cell table:formula="of:=IF([.B603]&gt;[.J660])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.44" calcext:value-type="float">
            <text:p>64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3" calcext:value-type="float">
            <text:p>3</text:p>
          </table:table-cell>
          <table:table-cell table:formula="of:=IF([.B604]&gt;[.J661])"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.23" calcext:value-type="float">
            <text:p>6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3" calcext:value-type="float">
            <text:p>3</text:p>
          </table:table-cell>
          <table:table-cell table:formula="of:=IF([.B605]&gt;[.J662])"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2.84" calcext:value-type="float">
            <text:p>72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0" calcext:value-type="float">
            <text:p>10</text:p>
          </table:table-cell>
          <table:table-cell table:formula="of:=IF([.B606]&gt;[.J663])" office:value-type="boolean" office:boolean-value="true" calcext:value-type="boolean">
            <text:p>TRU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62.05" calcext:value-type="float">
            <text:p>62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5" calcext:value-type="float">
            <text:p>5</text:p>
          </table:table-cell>
          <table:table-cell table:formula="of:=IF([.B607]&gt;[.J664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office:value-type="float" office:value="5" calcext:value-type="float">
            <text:p>5</text:p>
          </table:table-cell>
          <table:table-cell table:formula="of:=IF([.B608]&gt;[.J665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.54" calcext:value-type="float">
            <text:p>92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6" calcext:value-type="float">
            <text:p>6</text:p>
          </table:table-cell>
          <table:table-cell table:formula="of:=IF([.B609]&gt;[.J666])"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7.31" calcext:value-type="float">
            <text:p>6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3" calcext:value-type="float">
            <text:p>3</text:p>
          </table:table-cell>
          <table:table-cell table:formula="of:=IF([.B610]&gt;[.J667])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.31" calcext:value-type="float">
            <text:p>7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1" calcext:value-type="float">
            <text:p>11</text:p>
          </table:table-cell>
          <table:table-cell table:formula="of:=IF([.B611]&gt;[.J668])"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1.11" calcext:value-type="float">
            <text:p>6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4" calcext:value-type="float">
            <text:p>4</text:p>
          </table:table-cell>
          <table:table-cell table:formula="of:=IF([.B612]&gt;[.J66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6" calcext:value-type="float">
            <text:p>6</text:p>
          </table:table-cell>
          <table:table-cell table:formula="of:=IF([.B613]&gt;[.J670])" office:value-type="boolean" office:boolean-value="true" calcext:value-type="boolean">
            <text:p>TRU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4.79" calcext:value-type="float">
            <text:p>64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3" calcext:value-type="float">
            <text:p>3</text:p>
          </table:table-cell>
          <table:table-cell table:formula="of:=IF([.B614]&gt;[.J671])" office:value-type="boolean" office:boolean-value="true" calcext:value-type="boolean">
            <text:p>TRU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.19" calcext:value-type="float">
            <text:p>54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9" calcext:value-type="float">
            <text:p>9</text:p>
          </table:table-cell>
          <table:table-cell table:formula="of:=IF([.B615]&gt;[.J672])" office:value-type="boolean" office:boolean-value="true" calcext:value-type="boolean">
            <text:p>TRU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8.11" calcext:value-type="float">
            <text:p>58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5" calcext:value-type="float">
            <text:p>5</text:p>
          </table:table-cell>
          <table:table-cell table:formula="of:=IF([.B616]&gt;[.J673]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.81" calcext:value-type="float">
            <text:p>8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2" calcext:value-type="float">
            <text:p>2</text:p>
          </table:table-cell>
          <table:table-cell table:formula="of:=IF([.B617]&gt;[.J674])" office:value-type="boolean" office:boolean-value="true" calcext:value-type="boolean">
            <text:p>TRU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9.71" calcext:value-type="float">
            <text:p>6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5" calcext:value-type="float">
            <text:p>5</text:p>
          </table:table-cell>
          <table:table-cell table:formula="of:=IF([.B618]&gt;[.J675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09" calcext:value-type="float">
            <text:p>89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4" calcext:value-type="float">
            <text:p>4</text:p>
          </table:table-cell>
          <table:table-cell table:formula="of:=IF([.B619]&gt;[.J676])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9.44" calcext:value-type="float">
            <text:p>5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5" calcext:value-type="float">
            <text:p>5</text:p>
          </table:table-cell>
          <table:table-cell table:formula="of:=IF([.B620]&gt;[.J677])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.21" calcext:value-type="float">
            <text:p>58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3" calcext:value-type="float">
            <text:p>3</text:p>
          </table:table-cell>
          <table:table-cell table:formula="of:=IF([.B621]&gt;[.J678])"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4.07" calcext:value-type="float">
            <text:p>74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10" calcext:value-type="float">
            <text:p>10</text:p>
          </table:table-cell>
          <table:table-cell table:formula="of:=IF([.B622]&gt;[.J679])" office:value-type="boolean" office:boolean-value="true" calcext:value-type="boolean">
            <text:p>TRU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63.03" calcext:value-type="float">
            <text:p>63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8" calcext:value-type="float">
            <text:p>8</text:p>
          </table:table-cell>
          <table:table-cell table:formula="of:=IF([.B623]&gt;[.J680])" office:value-type="boolean" office:boolean-value="true" calcext:value-type="boolean">
            <text:p>TRU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.28" calcext:value-type="float">
            <text:p>49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4" calcext:value-type="float">
            <text:p>4</text:p>
          </table:table-cell>
          <table:table-cell table:formula="of:=IF([.B624]&gt;[.J681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.29" calcext:value-type="float">
            <text:p>89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15" calcext:value-type="float">
            <text:p>15</text:p>
          </table:table-cell>
          <table:table-cell table:formula="of:=IF([.B625]&gt;[.J682])" office:value-type="boolean" office:boolean-value="true" calcext:value-type="boolean">
            <text:p>TRU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52.35" calcext:value-type="float">
            <text:p>52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14" calcext:value-type="float">
            <text:p>14</text:p>
          </table:table-cell>
          <table:table-cell table:formula="of:=IF([.B626]&gt;[.J683])" office:value-type="boolean" office:boolean-value="true" calcext:value-type="boolean">
            <text:p>TRU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4" calcext:value-type="float">
            <text:p>4</text:p>
          </table:table-cell>
          <table:table-cell table:formula="of:=IF([.B627]&gt;[.J684])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.67" calcext:value-type="float">
            <text:p>9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4" calcext:value-type="float">
            <text:p>4</text:p>
          </table:table-cell>
          <table:table-cell table:formula="of:=IF([.B628]&gt;[.J685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3.39" calcext:value-type="float">
            <text:p>63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5" calcext:value-type="float">
            <text:p>5</text:p>
          </table:table-cell>
          <table:table-cell table:formula="of:=IF([.B629]&gt;[.J686])"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.08" calcext:value-type="float">
            <text:p>6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" calcext:value-type="float">
            <text:p>3</text:p>
          </table:table-cell>
          <table:table-cell table:formula="of:=IF([.B630]&gt;[.J687])"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.07" calcext:value-type="float">
            <text:p>76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12" calcext:value-type="float">
            <text:p>12</text:p>
          </table:table-cell>
          <table:table-cell table:formula="of:=IF([.B631]&gt;[.J688])" office:value-type="boolean" office:boolean-value="true" calcext:value-type="boolean">
            <text:p>TRU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1.99" calcext:value-type="float">
            <text:p>61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4" calcext:value-type="float">
            <text:p>4</text:p>
          </table:table-cell>
          <table:table-cell table:formula="of:=IF([.B632]&gt;[.J689])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.78" calcext:value-type="float">
            <text:p>9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4" calcext:value-type="float">
            <text:p>4</text:p>
          </table:table-cell>
          <table:table-cell table:formula="of:=IF([.B633]&gt;[.J690])" office:value-type="boolean" office:boolean-value="true" calcext:value-type="boolean">
            <text:p>TRU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.66" calcext:value-type="float">
            <text:p>64.66</text:p>
          </table:table-cell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00-00-00</text:date>, <text:time style:data-style-name="N2" text:time-value="16:13:51.421745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17:25:54.431779811</dc:date>
    <meta:editing-duration>PT28M33S</meta:editing-duration>
    <meta:editing-cycles>4</meta:editing-cycles>
    <meta:generator>LibreOffice/6.4.7.2$Linux_X86_64 LibreOffice_project/40$Build-2</meta:generator>
    <meta:document-statistic meta:table-count="2" meta:cell-count="322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L3:'jfreechart-stats'.L3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L3:'jfreechart-stats'.L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  <style:graphic-properties draw:opacity="0%"/>
    </style:style>
    <style:style style:name="ch11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'jfreechart-stats'.L6:'jfreechart-stats'.L6"/>
      <style:graphic-properties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'jfreechart-stats'.L6:'jfreechart-stats'.L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upper-range="'jfreechart-stats'.L6:'jfreechart-stats'.L6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bar" chart:style-name="ch1">
        <chart:title svg:x="7.07cm" svg:y="0.316cm" chart:style-name="ch2">
          <text:p>NOCOM</text:p>
        </chart:title>
        <chart:plot-area chart:style-name="ch3" table:cell-range-address="'jfreechart-stats'.L2:'jfreechart-stats'.L6" svg:x="0.32cm" svg:y="1.275cm" svg:width="15.36cm" svg:height="7.554cm">
          <chartooo:coordinate-region svg:x="0.413cm" svg:y="1.275cm" svg:width="15.08cm" svg:height="6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L2:'jfreechart-stats'.L2" chart:class="chart:bar">
            <chart:data-point/>
          </chart:series>
          <chart:series chart:style-name="ch8" chart:values-cell-range-address="'jfreechart-stats'.L3:'jfreechart-stats'.L3" chart:class="chart:bar">
            <chart:error-indicator chart:style-name="ch9" chart:dimension="y"/>
            <chart:data-point chart:style-name="ch10"/>
          </chart:series>
          <chart:series chart:style-name="ch11" chart:values-cell-range-address="'jfreechart-stats'.L4:'jfreechart-stats'.L4" chart:class="chart:bar">
            <chart:data-point chart:style-name="ch12"/>
          </chart:series>
          <chart:series chart:style-name="ch13" chart:values-cell-range-address="'jfreechart-stats'.L5:'jfreechart-stats'.L5" chart:class="chart:bar">
            <chart:error-indicator chart:style-name="ch14" chart:dimension="y"/>
            <chart:data-point chart:style-name="ch10"/>
          </chart:series>
          <chart:series chart:style-name="ch15" chart:values-cell-range-address="'jfreechart-stats'.L6:'jfreechart-stats'.L6" chart:class="chart:bar"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2:'jfreechart-stats'.L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jfreechart-stats'.L3:'jfreechart-stats'.L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jfreechart-stats'.L4:'jfreechart-stats'.L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L5:'jfreechart-stats'.L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jfreechart-stats'.L6:'jfreechart-stats'.L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M3:'jfreechart-stats'.M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M3:'jfreechart-stats'.M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lower-range="'jfreechart-stats'.M3:'jfreechart-stats'.M3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error-category="cell-range" chart:error-upper-range="'jfreechart-stats'.M5:'jfreechart-stats'.M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jfreechart-stats'.M5:'jfreechart-stats'.M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  <style:graphic-properties draw:stroke="solid" draw:opacity="0%"/>
    </style:style>
    <style:style style:name="ch15" style:family="chart" style:data-style-name="N0">
      <style:chart-properties chart:link-data-style-to-source="true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582cm" svg:height="9.369cm" xlink:href=".." xlink:type="simple" chart:class="chart:bar" chart:style-name="ch1">
        <chart:title svg:x="6.44cm" svg:y="0.323cm" chart:style-name="ch2">
          <text:p>NCLOC</text:p>
        </chart:title>
        <chart:plot-area chart:style-name="ch3" table:cell-range-address="'jfreechart-stats'.N2:'jfreechart-stats'.N6" svg:x="0.291cm" svg:y="1.289cm" svg:width="14cm" svg:height="7.893cm">
          <chartooo:coordinate-region svg:x="0.384cm" svg:y="1.289cm" svg:width="13.535cm" svg:height="7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N2:'jfreechart-stats'.N2" chart:class="chart:bar">
            <chart:data-point/>
          </chart:series>
          <chart:series chart:style-name="ch8" chart:values-cell-range-address="'jfreechart-stats'.N3:'jfreechart-stats'.N3" chart:class="chart:bar">
            <chart:error-indicator chart:style-name="ch9" chart:dimension="y"/>
            <chart:data-point/>
          </chart:series>
          <chart:series chart:style-name="ch10" chart:values-cell-range-address="'jfreechart-stats'.N4:'jfreechart-stats'.N4" chart:class="chart:bar">
            <chart:data-point chart:style-name="ch11"/>
          </chart:series>
          <chart:series chart:style-name="ch12" chart:values-cell-range-address="'jfreechart-stats'.N5:'jfreechart-stats'.N5" chart:class="chart:bar">
            <chart:error-indicator chart:style-name="ch13" chart:dimension="y"/>
            <chart:data-point chart:style-name="ch14"/>
          </chart:series>
          <chart:series chart:style-name="ch15" chart:values-cell-range-address="'jfreechart-stats'.N6:'jfreechart-stats'.N6" chart:class="chart:bar"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jfreechart-stats'.N2:'jfreechart-stats'.N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jfreechart-stats'.N3:'jfreechart-stats'.N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jfreechart-stats'.M3:'jfreechart-stats'.M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.5">
                <text:p>59.5</text:p>
                <draw:g>
                  <svg:desc>'jfreechart-stats'.N4:'jfreechart-stats'.N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8.5">
                <text:p>108.5</text:p>
                <draw:g>
                  <svg:desc>'jfreechart-stats'.N5:'jfreechart-stats'.N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'jfreechart-stats'.M5:'jfreechart-stats'.M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52">
                <text:p>2552</text:p>
                <draw:g>
                  <svg:desc>'jfreechart-stats'.N6:'jfreechart-stats'.N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'jfreechart-stats'.P3:'jfreechart-stats'.P3"/>
      <style:graphic-properties draw:stroke="none" draw:fill-color="#ff420e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jfreechart-stats'.P3:'jfreechart-stats'.P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-color="#ffd320" draw:opacity="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jfreechart-stats'.P5:'jfreechart-stats'.P5"/>
      <style:graphic-properties draw:fill-color="#579d1c" draw:opacity="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jfreechart-stats'.P5:'jfreechart-stats'.P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upper-range="'jfreechart-stats'.P5:'jfreechart-stats'.P5"/>
      <style:graphic-properties draw:stroke="none" draw:fill-color="#7e0021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88cm" svg:height="9.005cm" xlink:href=".." xlink:type="simple" chart:class="chart:bar" chart:style-name="ch1">
        <chart:title svg:x="7.248cm" svg:y="0.316cm" chart:style-name="ch2">
          <text:p>DPC</text:p>
        </chart:title>
        <chart:plot-area chart:style-name="ch3" table:cell-range-address="'jfreechart-stats'.P2:'jfreechart-stats'.P6" svg:x="0.311cm" svg:y="1.275cm" svg:width="14.966cm" svg:height="7.55cm">
          <chartooo:coordinate-region svg:x="0.404cm" svg:y="1.275cm" svg:width="14.593cm" svg:height="6.9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freechart-stats'.P2:'jfreechart-stats'.P2" chart:class="chart:bar">
            <chart:data-point/>
          </chart:series>
          <chart:series chart:style-name="ch8" chart:values-cell-range-address="'jfreechart-stats'.P3:'jfreechart-stats'.P3" chart:class="chart:bar">
            <chart:error-indicator chart:style-name="ch9" chart:dimension="y"/>
            <chart:data-point/>
          </chart:series>
          <chart:series chart:style-name="ch10" chart:values-cell-range-address="'jfreechart-stats'.P4:'jfreechart-stats'.P4" chart:class="chart:bar">
            <chart:data-point/>
          </chart:series>
          <chart:series chart:style-name="ch11" chart:values-cell-range-address="'jfreechart-stats'.P5:'jfreechart-stats'.P5" chart:class="chart:bar">
            <chart:error-indicator chart:style-name="ch12" chart:dimension="y"/>
            <chart:data-point/>
          </chart:series>
          <chart:series chart:style-name="ch13" chart:values-cell-range-address="'jfreechart-stats'.P6:'jfreechart-stats'.P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.24">
                <text:p>25.24</text:p>
                <draw:g>
                  <svg:desc>'jfreechart-stats'.P2:'jfreechart-stats'.P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.03">
                <text:p>24.03</text:p>
                <draw:g>
                  <svg:desc>'jfreechart-stats'.P3:'jfreechart-stats'.P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94">
                <text:p>9.94</text:p>
                <draw:g>
                  <svg:desc>'jfreechart-stats'.P4:'jfreechart-stats'.P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1">
                <text:p>23.1</text:p>
                <draw:g>
                  <svg:desc>'jfreechart-stats'.P5:'jfreechart-stats'.P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.13">
                <text:p>11.13</text:p>
                <draw:g>
                  <svg:desc>'jfreechart-stats'.P6:'jfreechart-stats'.P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